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officeooo:paragraph-rsid="0015c3e4"/>
    </style:style>
    <style:style style:name="P5" style:family="paragraph" style:parent-style-name="Preformatted_20_Text">
      <style:text-properties officeooo:paragraph-rsid="0015c3e4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15c3e4"/>
    </style:style>
    <style:style style:name="P7" style:family="paragraph" style:parent-style-name="Text_20_body">
      <style:text-properties officeooo:paragraph-rsid="0015c3e4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Text_20_body">
      <style:text-properties officeooo:paragraph-rsid="0018dc47"/>
    </style:style>
    <style:style style:name="P11" style:family="paragraph" style:parent-style-name="Text_20_body">
      <style:paragraph-properties fo:margin-top="0cm" fo:margin-bottom="0cm" style:contextual-spacing="false" style:writing-mode="lr-tb"/>
    </style:style>
    <style:style style:name="P12" style:family="paragraph" style:parent-style-name="Text_20_body">
      <style:text-properties officeooo:paragraph-rsid="0017cf94"/>
    </style:style>
    <style:style style:name="P13" style:family="paragraph" style:parent-style-name="Text_20_body">
      <style:paragraph-properties style:writing-mode="lr-tb"/>
      <style:text-properties officeooo:paragraph-rsid="001bae2a"/>
    </style:style>
    <style:style style:name="P14" style:family="paragraph" style:parent-style-name="Text_20_body">
      <style:text-properties officeooo:paragraph-rsid="001bae2a"/>
    </style:style>
    <style:style style:name="P15" style:family="paragraph" style:parent-style-name="Text_20_body">
      <style:text-properties officeooo:paragraph-rsid="002fb613"/>
    </style:style>
    <style:style style:name="P16" style:family="paragraph" style:parent-style-name="Text_20_body">
      <style:paragraph-properties fo:text-align="center" style:justify-single-word="false"/>
      <style:text-properties officeooo:paragraph-rsid="002fb613"/>
    </style:style>
    <style:style style:name="P17" style:family="paragraph" style:parent-style-name="Text_20_body">
      <style:paragraph-properties fo:text-align="start" style:justify-single-word="false"/>
      <style:text-properties officeooo:paragraph-rsid="002fb613"/>
    </style:style>
    <style:style style:name="P18" style:family="paragraph" style:parent-style-name="Heading_20_3">
      <style:text-properties style:font-name="Nimbus Sans"/>
    </style:style>
    <style:style style:name="P19" style:family="paragraph" style:parent-style-name="Heading_20_3">
      <style:paragraph-properties style:writing-mode="lr-tb"/>
      <style:text-properties style:font-name="Nimbus Sans"/>
    </style:style>
    <style:style style:name="P20" style:family="paragraph" style:parent-style-name="Text_20_body">
      <style:paragraph-properties style:writing-mode="lr-tb"/>
      <style:text-properties style:font-name="Nimbus Sans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Nimbus Sans"/>
    </style:style>
    <style:style style:name="P22" style:family="paragraph" style:parent-style-name="Text_20_body">
      <style:paragraph-properties fo:margin-left="0cm" fo:margin-right="0cm" fo:text-indent="0cm" style:auto-text-indent="false" style:writing-mode="lr-tb"/>
      <style:text-properties style:font-name="Nimbus Sans"/>
    </style:style>
    <style:style style:name="P23" style:family="paragraph" style:parent-style-name="Text_20_body">
      <style:text-properties style:font-name="Nimbus Sans"/>
    </style:style>
    <style:style style:name="P24" style:family="paragraph" style:parent-style-name="Text_20_body">
      <style:paragraph-properties fo:text-align="center" style:justify-single-word="false"/>
      <style:text-properties style:font-name="Nimbus Sans" officeooo:paragraph-rsid="002fb613"/>
    </style:style>
    <style:style style:name="P25" style:family="paragraph" style:parent-style-name="Text_20_body">
      <style:text-properties style:font-name="Nimbus Sans" officeooo:paragraph-rsid="001bae2a"/>
    </style:style>
    <style:style style:name="P26" style:family="paragraph" style:parent-style-name="Text_20_body">
      <style:paragraph-properties style:writing-mode="lr-tb"/>
      <style:text-properties style:font-name="Nimbus Sans" officeooo:paragraph-rsid="001bae2a"/>
    </style:style>
    <style:style style:name="P27" style:family="paragraph" style:parent-style-name="Text_20_body">
      <style:paragraph-properties style:writing-mode="lr-tb"/>
      <style:text-properties style:font-name="Nimbus Sans" officeooo:paragraph-rsid="003b7b74"/>
    </style:style>
    <style:style style:name="P28" style:family="paragraph" style:parent-style-name="Text_20_body">
      <style:paragraph-properties style:writing-mode="lr-tb"/>
      <style:text-properties style:font-name="Nimbus Sans" fo:font-weight="bold" officeooo:paragraph-rsid="001bae2a" style:font-weight-asian="bold" style:font-weight-complex="bold"/>
    </style:style>
    <style:style style:name="P29" style:family="paragraph" style:parent-style-name="Text_20_body">
      <style:paragraph-properties style:writing-mode="lr-tb"/>
      <style:text-properties style:font-name="Nimbus Sans" fo:font-weight="bold" officeooo:paragraph-rsid="00413be1" style:font-weight-asian="bold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Nimbus Sans" officeooo:paragraph-rsid="0013de93"/>
    </style:style>
    <style:style style:name="P31" style:family="paragraph" style:parent-style-name="Preformatted_20_Text" style:list-style-name="L2">
      <style:paragraph-properties fo:margin-top="0cm" fo:margin-bottom="0.499cm" style:contextual-spacing="false"/>
      <style:text-properties officeooo:paragraph-rsid="003660ca"/>
    </style:style>
    <style:style style:name="P32" style:family="paragraph" style:parent-style-name="Preformatted_20_Text" style:list-style-name="L22">
      <style:paragraph-properties fo:margin-top="0cm" fo:margin-bottom="0.499cm" style:contextual-spacing="false" style:writing-mode="lr-tb"/>
      <style:text-properties officeooo:paragraph-rsid="0018dc47"/>
    </style:style>
    <style:style style:name="P33" style:family="paragraph" style:parent-style-name="Text_20_body" style:list-style-name="L1">
      <style:text-properties officeooo:paragraph-rsid="00300f91"/>
    </style:style>
    <style:style style:name="P34" style:family="paragraph" style:parent-style-name="Text_20_body" style:list-style-name="L1">
      <style:text-properties officeooo:paragraph-rsid="003347b7"/>
    </style:style>
    <style:style style:name="P35" style:family="paragraph" style:parent-style-name="Text_20_body" style:list-style-name="L1">
      <style:text-properties officeooo:paragraph-rsid="00331e45"/>
    </style:style>
    <style:style style:name="P36" style:family="paragraph" style:parent-style-name="Text_20_body" style:list-style-name="L2">
      <style:text-properties officeooo:paragraph-rsid="003efe26"/>
    </style:style>
    <style:style style:name="P37" style:family="paragraph" style:parent-style-name="Text_20_body" style:list-style-name="L2">
      <style:text-properties officeooo:paragraph-rsid="003fd330"/>
    </style:style>
    <style:style style:name="P38" style:family="paragraph" style:parent-style-name="Text_20_body" style:list-style-name="L2">
      <style:text-properties officeooo:paragraph-rsid="003900c8"/>
    </style:style>
    <style:style style:name="P39" style:family="paragraph" style:parent-style-name="Text_20_body" style:list-style-name="L2">
      <style:paragraph-properties style:writing-mode="lr-tb"/>
      <style:text-properties officeooo:paragraph-rsid="003d3b0b"/>
    </style:style>
    <style:style style:name="P40" style:family="paragraph" style:parent-style-name="Text_20_body" style:list-style-name="L2">
      <style:paragraph-properties style:writing-mode="lr-tb"/>
      <style:text-properties officeooo:paragraph-rsid="003b7b74"/>
    </style:style>
    <style:style style:name="P41" style:family="paragraph" style:parent-style-name="Text_20_body" style:list-style-name="L2">
      <style:paragraph-properties style:writing-mode="lr-tb"/>
      <style:text-properties officeooo:paragraph-rsid="001bae2a"/>
    </style:style>
    <style:style style:name="P42" style:family="paragraph" style:parent-style-name="Text_20_body" style:list-style-name="L2">
      <style:paragraph-properties style:writing-mode="lr-tb"/>
      <style:text-properties officeooo:paragraph-rsid="00413be1"/>
    </style:style>
    <style:style style:name="P43" style:family="paragraph" style:parent-style-name="Text_20_body" style:list-style-name="L2">
      <style:text-properties style:font-name="Nimbus Sans"/>
    </style:style>
    <style:style style:name="P44" style:family="paragraph" style:parent-style-name="Text_20_body" style:list-style-name="L2">
      <style:paragraph-properties style:writing-mode="lr-tb"/>
      <style:text-properties style:font-name="Nimbus Sans" officeooo:paragraph-rsid="001bae2a"/>
    </style:style>
    <style:style style:name="P45" style:family="paragraph" style:parent-style-name="Text_20_body" style:list-style-name="L2">
      <style:paragraph-properties style:writing-mode="lr-tb"/>
      <style:text-properties style:font-name="Nimbus Sans" officeooo:paragraph-rsid="003660ca"/>
    </style:style>
    <style:style style:name="P46" style:family="paragraph" style:parent-style-name="Text_20_body" style:list-style-name="L2">
      <style:paragraph-properties style:writing-mode="lr-tb"/>
      <style:text-properties style:font-name="Nimbus Sans" officeooo:paragraph-rsid="003b7b74"/>
    </style:style>
    <style:style style:name="P47" style:family="paragraph" style:parent-style-name="Text_20_body" style:list-style-name="L2">
      <style:paragraph-properties style:writing-mode="lr-tb"/>
      <style:text-properties style:font-name="Nimbus Sans" officeooo:paragraph-rsid="003d3b0b"/>
    </style:style>
    <style:style style:name="P48" style:family="paragraph" style:parent-style-name="Text_20_body" style:list-style-name="L2">
      <style:paragraph-properties style:writing-mode="lr-tb"/>
      <style:text-properties style:font-name="Nimbus Sans" officeooo:paragraph-rsid="00413be1"/>
    </style:style>
    <style:style style:name="P49" style:family="paragraph" style:parent-style-name="Text_20_body" style:list-style-name="L2">
      <style:paragraph-properties style:writing-mode="lr-tb"/>
      <style:text-properties style:font-name="Nimbus Sans" officeooo:paragraph-rsid="00441d1c"/>
    </style:style>
    <style:style style:name="P50" style:family="paragraph" style:parent-style-name="Text_20_body" style:list-style-name="L3">
      <style:paragraph-properties fo:margin-top="0cm" fo:margin-bottom="0cm" style:contextual-spacing="false"/>
      <style:text-properties style:font-name="Nimbus Sans"/>
    </style:style>
    <style:style style:name="P51" style:family="paragraph" style:parent-style-name="Text_20_body" style:list-style-name="L11">
      <style:paragraph-properties fo:margin-top="0cm" fo:margin-bottom="0cm" style:contextual-spacing="false"/>
      <style:text-properties style:font-name="Nimbus Sans"/>
    </style:style>
    <style:style style:name="P52" style:family="paragraph" style:parent-style-name="Text_20_body" style:list-style-name="L11">
      <style:text-properties style:font-name="Nimbus Sans"/>
    </style:style>
    <style:style style:name="P53" style:family="paragraph" style:parent-style-name="Text_20_body" style:list-style-name="L21">
      <style:paragraph-properties style:writing-mode="lr-tb"/>
      <style:text-properties style:font-name="Nimbus Sans"/>
    </style:style>
    <style:style style:name="P54" style:family="paragraph" style:parent-style-name="Text_20_body" style:list-style-name="L22">
      <style:paragraph-properties fo:margin-left="0cm" fo:margin-right="0cm" fo:text-indent="0cm" style:auto-text-indent="false" style:writing-mode="lr-tb"/>
      <style:text-properties style:font-name="Nimbus Sans"/>
    </style:style>
    <style:style style:name="P55" style:family="paragraph" style:parent-style-name="Text_20_body" style:list-style-name="L24">
      <style:paragraph-properties style:writing-mode="lr-tb"/>
      <style:text-properties style:font-name="Nimbus Sans"/>
    </style:style>
    <style:style style:name="P56" style:family="paragraph" style:parent-style-name="Text_20_body" style:list-style-name="L3"/>
    <style:style style:name="P57" style:family="paragraph" style:parent-style-name="Text_20_body" style:list-style-name="L4"/>
    <style:style style:name="P58" style:family="paragraph" style:parent-style-name="Text_20_body" style:list-style-name="L4">
      <style:paragraph-properties fo:margin-top="0cm" fo:margin-bottom="0cm" style:contextual-spacing="false"/>
    </style:style>
    <style:style style:name="P59" style:family="paragraph" style:parent-style-name="Text_20_body" style:list-style-name="L5"/>
    <style:style style:name="P60" style:family="paragraph" style:parent-style-name="Text_20_body" style:list-style-name="L5">
      <style:paragraph-properties fo:margin-top="0cm" fo:margin-bottom="0cm" style:contextual-spacing="false"/>
    </style:style>
    <style:style style:name="P61" style:family="paragraph" style:parent-style-name="Text_20_body" style:list-style-name="L6"/>
    <style:style style:name="P62" style:family="paragraph" style:parent-style-name="Text_20_body" style:list-style-name="L6">
      <style:paragraph-properties fo:margin-top="0cm" fo:margin-bottom="0cm" style:contextual-spacing="false"/>
    </style:style>
    <style:style style:name="P63" style:family="paragraph" style:parent-style-name="Text_20_body" style:list-style-name="L7"/>
    <style:style style:name="P64" style:family="paragraph" style:parent-style-name="Text_20_body" style:list-style-name="L7">
      <style:paragraph-properties fo:margin-top="0cm" fo:margin-bottom="0cm" style:contextual-spacing="false"/>
    </style:style>
    <style:style style:name="P65" style:family="paragraph" style:parent-style-name="Text_20_body" style:list-style-name="L8"/>
    <style:style style:name="P66" style:family="paragraph" style:parent-style-name="Text_20_body" style:list-style-name="L8">
      <style:paragraph-properties fo:margin-top="0cm" fo:margin-bottom="0cm" style:contextual-spacing="false"/>
    </style:style>
    <style:style style:name="P67" style:family="paragraph" style:parent-style-name="Text_20_body" style:list-style-name="L9"/>
    <style:style style:name="P68" style:family="paragraph" style:parent-style-name="Text_20_body" style:list-style-name="L9">
      <style:paragraph-properties fo:margin-top="0cm" fo:margin-bottom="0cm" style:contextual-spacing="false"/>
    </style:style>
    <style:style style:name="P69" style:family="paragraph" style:parent-style-name="Text_20_body" style:list-style-name="L10"/>
    <style:style style:name="P70" style:family="paragraph" style:parent-style-name="Text_20_body" style:list-style-name="L10">
      <style:paragraph-properties fo:margin-top="0cm" fo:margin-bottom="0cm" style:contextual-spacing="false"/>
    </style:style>
    <style:style style:name="P71" style:family="paragraph" style:parent-style-name="Text_20_body" style:list-style-name="L12"/>
    <style:style style:name="P72" style:family="paragraph" style:parent-style-name="Text_20_body" style:list-style-name="L12">
      <style:paragraph-properties fo:margin-top="0cm" fo:margin-bottom="0cm" style:contextual-spacing="false"/>
    </style:style>
    <style:style style:name="P73" style:family="paragraph" style:parent-style-name="Text_20_body" style:list-style-name="L13"/>
    <style:style style:name="P74" style:family="paragraph" style:parent-style-name="Text_20_body" style:list-style-name="L13">
      <style:paragraph-properties fo:margin-top="0cm" fo:margin-bottom="0cm" style:contextual-spacing="false"/>
    </style:style>
    <style:style style:name="P75" style:family="paragraph" style:parent-style-name="Text_20_body" style:list-style-name="L14"/>
    <style:style style:name="P76" style:family="paragraph" style:parent-style-name="Text_20_body" style:list-style-name="L14">
      <style:paragraph-properties fo:margin-top="0cm" fo:margin-bottom="0cm" style:contextual-spacing="false"/>
    </style:style>
    <style:style style:name="P77" style:family="paragraph" style:parent-style-name="Text_20_body" style:list-style-name="L15"/>
    <style:style style:name="P78" style:family="paragraph" style:parent-style-name="Text_20_body" style:list-style-name="L15">
      <style:paragraph-properties fo:margin-top="0cm" fo:margin-bottom="0cm" style:contextual-spacing="false"/>
    </style:style>
    <style:style style:name="P79" style:family="paragraph" style:parent-style-name="Text_20_body" style:list-style-name="L16"/>
    <style:style style:name="P80" style:family="paragraph" style:parent-style-name="Text_20_body" style:list-style-name="L16">
      <style:paragraph-properties fo:margin-top="0cm" fo:margin-bottom="0cm" style:contextual-spacing="false"/>
    </style:style>
    <style:style style:name="P81" style:family="paragraph" style:parent-style-name="Text_20_body" style:list-style-name="L17"/>
    <style:style style:name="P82" style:family="paragraph" style:parent-style-name="Text_20_body" style:list-style-name="L17">
      <style:paragraph-properties fo:margin-top="0cm" fo:margin-bottom="0cm" style:contextual-spacing="false"/>
    </style:style>
    <style:style style:name="P83" style:family="paragraph" style:parent-style-name="Text_20_body" style:list-style-name="L18"/>
    <style:style style:name="P84" style:family="paragraph" style:parent-style-name="Text_20_body" style:list-style-name="L18">
      <style:paragraph-properties fo:margin-top="0cm" fo:margin-bottom="0cm" style:contextual-spacing="false"/>
    </style:style>
    <style:style style:name="P85" style:family="paragraph" style:parent-style-name="Text_20_body" style:list-style-name="L19"/>
    <style:style style:name="P86" style:family="paragraph" style:parent-style-name="Text_20_body" style:list-style-name="L19">
      <style:paragraph-properties fo:margin-top="0cm" fo:margin-bottom="0cm" style:contextual-spacing="false"/>
    </style:style>
    <style:style style:name="P87" style:family="paragraph" style:parent-style-name="Text_20_body" style:list-style-name="L20"/>
    <style:style style:name="P88" style:family="paragraph" style:parent-style-name="Text_20_body" style:list-style-name="L20">
      <style:paragraph-properties fo:margin-top="0cm" fo:margin-bottom="0cm" style:contextual-spacing="false"/>
    </style:style>
    <style:style style:name="P89" style:family="paragraph" style:parent-style-name="Text_20_body" style:list-style-name="L21">
      <style:paragraph-properties fo:margin-top="0cm" fo:margin-bottom="0cm" style:contextual-spacing="false" style:writing-mode="lr-tb"/>
    </style:style>
    <style:style style:name="P90" style:family="paragraph" style:parent-style-name="Text_20_body" style:list-style-name="L22">
      <style:paragraph-properties fo:margin-top="0cm" fo:margin-bottom="0cm" style:contextual-spacing="false" style:writing-mode="lr-tb"/>
    </style:style>
    <style:style style:name="P91" style:family="paragraph" style:parent-style-name="Text_20_body" style:list-style-name="L22">
      <style:paragraph-properties style:writing-mode="lr-tb"/>
    </style:style>
    <style:style style:name="P92" style:family="paragraph" style:parent-style-name="Text_20_body" style:list-style-name="L23">
      <style:paragraph-properties fo:margin-top="0cm" fo:margin-bottom="0cm" style:contextual-spacing="false" style:writing-mode="lr-tb"/>
    </style:style>
    <style:style style:name="P93" style:family="paragraph" style:parent-style-name="Text_20_body" style:list-style-name="L23">
      <style:paragraph-properties style:writing-mode="lr-tb"/>
    </style:style>
    <style:style style:name="P94" style:family="paragraph" style:parent-style-name="Text_20_body" style:list-style-name="L25">
      <style:paragraph-properties fo:margin-top="0cm" fo:margin-bottom="0cm" style:contextual-spacing="false" style:writing-mode="lr-tb"/>
    </style:style>
    <style:style style:name="P95" style:family="paragraph" style:parent-style-name="Text_20_body" style:list-style-name="L25">
      <style:paragraph-properties style:writing-mode="lr-tb"/>
    </style:style>
    <style:style style:name="P96" style:family="paragraph" style:parent-style-name="Text_20_body" style:list-style-name="L26">
      <style:paragraph-properties fo:margin-top="0cm" fo:margin-bottom="0cm" style:contextual-spacing="false" style:writing-mode="lr-tb"/>
    </style:style>
    <style:style style:name="P97" style:family="paragraph" style:parent-style-name="Text_20_body" style:list-style-name="L26">
      <style:paragraph-properties style:writing-mode="lr-tb"/>
    </style:style>
    <style:style style:name="P98" style:family="paragraph" style:parent-style-name="Text_20_body" style:list-style-name="L27">
      <style:paragraph-properties fo:margin-top="0cm" fo:margin-bottom="0cm" style:contextual-spacing="false" style:writing-mode="lr-tb"/>
    </style:style>
    <style:style style:name="P99" style:family="paragraph" style:parent-style-name="Text_20_body" style:list-style-name="L27">
      <style:paragraph-properties style:writing-mode="lr-tb"/>
    </style:style>
    <style:style style:name="T1" style:family="text">
      <style:text-properties officeooo:rsid="0013de93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1cf7c4"/>
    </style:style>
    <style:style style:name="T4" style:family="text">
      <style:text-properties officeooo:rsid="003900c8"/>
    </style:style>
    <style:style style:name="T5" style:family="text">
      <style:text-properties officeooo:rsid="003a1c41"/>
    </style:style>
    <style:style style:name="T6" style:family="text">
      <style:text-properties officeooo:rsid="003b7b74"/>
    </style:style>
    <style:style style:name="T7" style:family="text">
      <style:text-properties style:font-name="Nimbus Sans"/>
    </style:style>
    <style:style style:name="T8" style:family="text">
      <style:text-properties style:font-name="Nimbus Sans" officeooo:rsid="0031565b"/>
    </style:style>
    <style:style style:name="T9" style:family="text">
      <style:text-properties style:font-name="Nimbus Sans" officeooo:rsid="0015c3e4"/>
    </style:style>
    <style:style style:name="T10" style:family="text">
      <style:text-properties style:font-name="Nimbus San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Nimbus Sans" fo:font-size="12pt" fo:font-weight="normal" officeooo:rsid="002fb613" style:font-size-asian="12pt" style:font-weight-asian="normal" style:font-size-complex="12pt" style:font-weight-complex="normal"/>
    </style:style>
    <style:style style:name="T12" style:family="text">
      <style:text-properties style:font-name="Nimbus Sans" fo:font-size="12pt" style:font-size-asian="12pt" style:font-size-complex="12pt"/>
    </style:style>
    <style:style style:name="T13" style:family="text">
      <style:text-properties style:font-name="Nimbus Sans" fo:font-size="15pt" style:font-size-asian="15pt" style:font-size-complex="15pt"/>
    </style:style>
    <style:style style:name="T14" style:family="text">
      <style:text-properties style:font-name="Nimbus Sans" fo:font-size="15pt" officeooo:rsid="002fb613" style:font-size-asian="15pt" style:font-size-complex="15pt"/>
    </style:style>
    <style:style style:name="T15" style:family="text">
      <style:text-properties style:font-name="Nimbus Sans" fo:font-size="13pt" fo:font-weight="normal" officeooo:rsid="002fb613" style:font-size-asian="13pt" style:font-weight-asian="normal" style:font-size-complex="13pt" style:font-weight-complex="normal"/>
    </style:style>
    <style:style style:name="T16" style:family="text">
      <style:text-properties style:font-name="Nimbus Sans" fo:font-size="13pt" fo:font-weight="normal" officeooo:rsid="001bae2a" style:font-size-asian="13pt" style:font-weight-asian="normal" style:font-size-complex="13pt" style:font-weight-complex="normal"/>
    </style:style>
    <style:style style:name="T17" style:family="text">
      <style:text-properties style:font-name="Nimbus Sans" fo:font-size="18pt" style:font-size-asian="18pt" style:font-size-complex="18pt"/>
    </style:style>
    <style:style style:name="T18" style:family="text">
      <style:text-properties style:font-name="Nimbus Sans" fo:font-size="18pt" officeooo:rsid="0031565b" style:font-size-asian="18pt" style:font-size-complex="18pt"/>
    </style:style>
    <style:style style:name="T19" style:family="text">
      <style:text-properties style:font-name="Nimbus Sans" fo:font-size="18pt" officeooo:rsid="002fb613" style:font-size-asian="18pt" style:font-size-complex="18pt"/>
    </style:style>
    <style:style style:name="T20" style:family="text">
      <style:text-properties style:font-name="Nimbus Sans" fo:font-size="18pt" officeooo:rsid="001bae2a" style:font-size-asian="18pt" style:font-size-complex="18pt"/>
    </style:style>
    <style:style style:name="T21" style:family="text">
      <style:text-properties style:font-name="Nimbus Sans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Nimbus Sans" fo:font-size="18pt" fo:font-weight="bold" officeooo:rsid="0031565b" style:font-size-asian="18pt" style:font-weight-asian="bold" style:font-size-complex="18pt" style:font-weight-complex="bold"/>
    </style:style>
    <style:style style:name="T23" style:family="text">
      <style:text-properties style:font-name="Nimbus Sans" fo:font-size="18pt" fo:font-weight="bold" officeooo:rsid="002fb613" style:font-size-asian="18pt" style:font-weight-asian="bold" style:font-size-complex="18pt" style:font-weight-complex="bold"/>
    </style:style>
    <style:style style:name="T24" style:family="text">
      <style:text-properties style:font-name="Nimbus Sans" fo:font-weight="normal" style:font-weight-asian="normal" style:font-weight-complex="normal"/>
    </style:style>
    <style:style style:name="T25" style:family="text">
      <style:text-properties style:font-name="Nimbus Sans" fo:font-weight="normal" officeooo:rsid="003efe26" style:font-weight-asian="normal" style:font-weight-complex="normal"/>
    </style:style>
    <style:style style:name="T26" style:family="text">
      <style:text-properties style:font-name="Nimbus Sans" fo:font-weight="normal" officeooo:rsid="003fd330" style:font-weight-asian="normal" style:font-weight-complex="normal"/>
    </style:style>
    <style:style style:name="T27" style:family="text">
      <style:text-properties style:font-name="Nimbus Sans" fo:font-weight="normal" officeooo:rsid="00413be1" style:font-weight-asian="normal" style:font-weight-complex="normal"/>
    </style:style>
    <style:style style:name="T28" style:family="text">
      <style:text-properties style:font-name="Nimbus Sans" fo:font-weight="normal" officeooo:rsid="001e02d0" style:font-weight-asian="normal" style:font-weight-complex="normal"/>
    </style:style>
    <style:style style:name="T29" style:family="text">
      <style:text-properties style:font-name="Nimbus Sans" fo:font-weight="normal" officeooo:rsid="001cf7c4" style:font-weight-asian="normal" style:font-weight-complex="normal"/>
    </style:style>
    <style:style style:name="T30" style:family="text">
      <style:text-properties style:font-name="Nimbus Sans" fo:font-weight="normal" officeooo:rsid="0017cf94" style:font-weight-asian="normal" style:font-weight-complex="normal"/>
    </style:style>
    <style:style style:name="T31" style:family="text">
      <style:text-properties style:font-name="Nimbus Sans" fo:font-weight="normal" officeooo:rsid="001b1568" style:font-weight-asian="normal" style:font-weight-complex="normal"/>
    </style:style>
    <style:style style:name="T32" style:family="text">
      <style:text-properties style:font-name="Nimbus Sans" officeooo:rsid="001bae2a"/>
    </style:style>
    <style:style style:name="T33" style:family="text">
      <style:text-properties style:font-name="Nimbus Sans" officeooo:rsid="001e02d0"/>
    </style:style>
    <style:style style:name="T34" style:family="text">
      <style:text-properties style:font-name="Nimbus Sans" fo:font-size="14pt" style:font-size-asian="12.25pt" style:font-size-complex="14pt"/>
    </style:style>
    <style:style style:name="T35" style:family="text">
      <style:text-properties style:font-name="Nimbus Sans" fo:font-weight="bold" officeooo:rsid="001b1568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7">Executando TypeScript no Terminal Linux do VS Code: Um Guia Completo</text:span></text:span></text:h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P15"><text:span text:style-name="Strong_20_Emphasis"><text:span text:style-name="T10">Entendendo a Transpilação</text:span></text:span></text:p>
      <text:p text:style-name="P17"><text:span text:style-name="Strong_20_Emphasis"><text:span text:style-name="T11">Antes de mergulharmos nos comandos, é importante entender que o TypeScript é um superconjunto do JavaScript. Isso significa que o código TypeScript precisa ser transpilado (compilado para) JavaScript antes de ser executado pelos navegadores ou pelo Node.js. O compilador do TypeScript, </text:span></text:span><text:span text:style-name="Source_20_Text"><text:span text:style-name="T11">tsc</text:span></text:span><text:span text:style-name="Strong_20_Emphasis"><text:span text:style-name="T11">, é responsável por essa tarefa.</text:span></text:span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16"><text:span text:style-name="T13">Í</text:span><text:span text:style-name="Strong_20_Emphasis"><text:span text:style-name="T14">ndice:</text:span></text:span></text:p>
      <text:list text:style-name="L1">
        <text:list-item>
          <text:p text:style-name="P33"><text:span text:style-name="Strong_20_Emphasis"><text:span text:style-name="T15">Resumo dos c</text:span></text:span><text:span text:style-name="Strong_20_Emphasis"><text:span text:style-name="T16">omandos básicos para trabalhar com TypeScript no terminal;</text:span></text:span></text:p>
        </text:list-item>
        <text:list-item>
          <text:p text:style-name="P33"><text:span text:style-name="Strong_20_Emphasis"><text:span text:style-name="T15">Comandos Essenciais no Terminal (em detalhes);</text:span></text:span></text:p>
        </text:list-item>
        <text:list-item>
          <text:p text:style-name="P34"><text:span text:style-name="Strong_20_Emphasis"><text:span text:style-name="T15">Estrutura Básica de um Projeto TypeScript</text:span></text:span></text:p>
        </text:list-item>
        <text:list-item>
          <text:p text:style-name="P34"><text:span text:style-name="Strong_20_Emphasis"><text:span text:style-name="T15">Executando TypeScript sem Transpilar: Uma Abordagem Direta.</text:span></text:span></text:p>
          <text:list>
            <text:list-item>
              <text:p text:style-name="P33"><text:span text:style-name="Strong_20_Emphasis"><text:span text:style-name="T15">Funcionalidades;</text:span></text:span></text:p>
            </text:list-item>
            <text:list-item>
              <text:p text:style-name="P33"><text:span text:style-name="Strong_20_Emphasis"><text:span text:style-name="T15">Quando Usar ts-node? ;</text:span></text:span></text:p>
            </text:list-item>
            <text:list-item>
              <text:p text:style-name="P35"><text:span text:style-name="Strong_20_Emphasis"><text:span text:style-name="T15">Quando Usar o Compilador TypeScript Tradicional (tsc)? ;</text:span></text:span></text:p>
            </text:list-item>
          </text:list>
        </text:list-item>
        <text:list-item>
          <text:p text:style-name="P33"><text:span text:style-name="Strong_20_Emphasis"><text:span text:style-name="T15">Executando TypeScript Diretamente no Navegador: Um Guia Completo.</text:span></text:span></text:p>
          <text:list>
            <text:list-item>
              <text:p text:style-name="P33"><text:span text:style-name="Strong_20_Emphasis"><text:span text:style-name="T15">Escrever o Código TypeScript;</text:span></text:span></text:p>
            </text:list-item>
            <text:list-item>
              <text:p text:style-name="P33"><text:span text:style-name="Strong_20_Emphasis"><text:span text:style-name="T15">Transpilar para JavaScript;</text:span></text:span></text:p>
            </text:list-item>
            <text:list-item>
              <text:p text:style-name="P33"><text:span text:style-name="Strong_20_Emphasis"><text:span text:style-name="T15">Incluir o JavaScript no HTML;</text:span></text:span></text:p>
            </text:list-item>
            <text:list-item>
              <text:p text:style-name="P33"><text:span text:style-name="Strong_20_Emphasis"><text:span text:style-name="T15">Abrir o HTML no Navegador.</text:span></text:span></text:p>
            </text:list-item>
          </text:list>
        </text:list-item>
      </text:list>
      <text:p text:style-name="P23"/>
      <text:p text:style-name="P25"/>
      <text:p text:style-name="P25"/>
      <text:p text:style-name="P25"><text:soft-page-break/></text:p>
      <text:p text:style-name="P14"><text:span text:style-name="Strong_20_Emphasis"><text:span text:style-name="T18">1. <text:s/></text:span></text:span><text:span text:style-name="Strong_20_Emphasis"><text:span text:style-name="T19">Resumo dos c</text:span></text:span><text:span text:style-name="Strong_20_Emphasis"><text:span text:style-name="T20">omandos básicos para trabalhar com TypeScript no terminal: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Comandos para instalação global:</text:span></text:span></text:p>
      <text:list text:style-name="L2">
        <text:list-item>
          <text:p text:style-name="P36"><text:span text:style-name="Strong_20_Emphasis"><text:span text:style-name="T25">sudo apt install npm</text:span></text:span></text:p>
          <text:list>
            <text:list-item>
              <text:p text:style-name="P37"><text:span text:style-name="Strong_20_Emphasis"><text:span text:style-name="T25">instala o g</text:span></text:span><text:span text:style-name="Strong_20_Emphasis"><text:span text:style-name="T26">e</text:span></text:span><text:span text:style-name="Strong_20_Emphasis"><text:span text:style-name="T25">renciador de pacote npm (Node Package Manager) </text:span></text:span><text:span text:style-name="Strong_20_Emphasis"><text:span text:style-name="T26">já com o node.</text:span></text:span><text:span text:style-name="Strong_20_Emphasis"><text:span text:style-name="T27">js </text:span></text:span><text:span text:style-name="Strong_20_Emphasis"><text:span text:style-name="T25">. Ele permite que você encontre, instale, atualize e gerencie pacotes (módulos) de código reutilizável, criados por você ou por outros desenvolvedores, para seus projetos.</text:span></text:span></text:p>
            </text:list-item>
          </text:list>
        </text:list-item>
        <text:list-item>
          <text:p text:style-name="P38"><text:span text:style-name="Strong_20_Emphasis"><text:span text:style-name="T32">s</text:span></text:span><text:span text:style-name="T7">udo npm install -g node</text:span></text:p>
          <text:list>
            <text:list-item>
              <text:p text:style-name="P43">Instala o Node.js globalmente no sistema operacional. Isso significa que o Node.js estará disponível em qualquer diretório do terminal. </text:p>
            </text:list-item>
          </text:list>
        </text:list-item>
        <text:list-item>
          <text:p text:style-name="P44">sudo npm install -g typescipt</text:p>
          <text:list>
            <text:list-item>
              <text:p text:style-name="P45">Similar ao comando anterior, instala o TypeScript em nível de sistema. </text:p>
            </text:list-item>
          </text:list>
        </text:list-item>
        <text:list-item>
          <text:p text:style-name="P31"><text:span text:style-name="Source_20_Text"><text:span text:style-name="T12">npm install -g ts-node</text:span></text:span></text:p>
          <text:list>
            <text:list-item>
              <text:p text:style-name="P31"><text:span text:style-name="Source_20_Text"><text:span text:style-name="T12">instala o ts-node globalmente, permitindo que você o use em qualquer projeto.</text:span></text:span></text:p>
              <text:p text:style-name="P31"><text:span text:style-name="Source_20_Text"><text:span text:style-name="T12"/></text:span></text:p>
            </text:list-item>
          </text:list>
        </text:list-item>
      </text:list>
      <text:p text:style-name="P28">Comandos para remoção e listagem:</text:p>
      <text:list text:continue-numbering="true" text:style-name="L2">
        <text:list-item>
          <text:p text:style-name="P44">sudo apt-get remove nodejs</text:p>
          <text:list>
            <text:list-item>
              <text:list>
                <text:list-item>
                  <text:p text:style-name="P46"><text:span text:style-name="T4">D</text:span>esinstalar o Node.js. <text:span text:style-name="T4">(útil para </text:span><text:span text:style-name="T5">reinstalar o nodeJS</text:span><text:span text:style-name="T4"> quando o </text:span><text:span text:style-name="T5">mesmo</text:span><text:span text:style-name="T4"> está com um mal f</text:span><text:span text:style-name="T5">u</text:span><text:span text:style-name="T4">ncionamento);</text:span></text:p>
                </text:list-item>
              </text:list>
            </text:list-item>
            <text:list-item>
              <text:p text:style-name="P47">sudo apt-get autoremove nodejs npm</text:p>
              <text:list>
                <text:list-item>
                  <text:p text:style-name="P47"><text:span text:style-name="T6">Comando </text:span>para remover pacotes dependentes. </text:p>
                </text:list-item>
              </text:list>
            </text:list-item>
          </text:list>
          <text:p text:style-name="P47"/>
          <text:list text:continue-numbering="true">
            <text:list-item>
              <text:p text:style-name="P39"><text:span text:style-name="Source_20_Text"><text:span text:style-name="T7">find / -name node_modules -exec rm -rf {} \;</text:span></text:span></text:p>
              <text:list>
                <text:list-item>
                  <text:p text:style-name="P40"><text:span text:style-name="Strong_20_Emphasis"><text:span text:style-name="T7">Linux:</text:span></text:span><text:span text:style-name="T7"> Use o comando para remover todas as pastas </text:span><text:span text:style-name="Source_20_Text"><text:span text:style-name="T7">node_modules</text:span></text:span><text:span text:style-name="T7">.</text:span></text:p>
                </text:list-item>
              </text:list>
            </text:list-item>
          </text:list>
        </text:list-item>
      </text:list>
      <text:p text:style-name="P27"/>
      <text:list text:continue-numbering="true" text:style-name="L2">
        <text:list-item>
          <text:p text:style-name="P44">npm uninstall -g typescript</text:p>
          <text:list>
            <text:list-item>
              <text:p text:style-name="P44">Remove o TypeScript instalado globalmente. </text:p>
            </text:list-item>
          </text:list>
        </text:list-item>
        <text:list-item>
          <text:p text:style-name="P44">npm list -g</text:p>
          <text:list>
            <text:list-item>
              <text:p text:style-name="P44"><text:soft-page-break/>Lista todos os pacotes <text:span text:style-name="T3">do gerenciador de pacotes npm</text:span> <text:s/>instalados globalmente.</text:p>
            </text:list-item>
          </text:list>
        </text:list-item>
        <text:list-item>
          <text:p text:style-name="P44">tsc –version</text:p>
          <text:list>
            <text:list-item>
              <text:p text:style-name="P44">Mostra a versão atual do TypeScript instalada.</text:p>
            </text:list-item>
          </text:list>
        </text:list-item>
      </text:list>
      <text:p text:style-name="P26"/>
      <text:p text:style-name="P28">Comandos para projetos locais:</text:p>
      <text:list text:continue-numbering="true" text:style-name="L2">
        <text:list-item>
          <text:p text:style-name="P49">npm init typescript </text:p>
          <text:list>
            <text:list-item>
              <text:p text:style-name="P41"><text:span text:style-name="T7">Inicializa um projeto TypeScript, criando um arquivo </text:span><text:span text:style-name="Source_20_Text"><text:span text:style-name="T7">tsconfig.json</text:span></text:span><text:span text:style-name="T7"> com configurações padrão.</text:span></text:p>
            </text:list-item>
          </text:list>
        </text:list-item>
        <text:list-item>
          <text:p text:style-name="P49">npm install -D typescript (ou: npm --save-dev typescript<text:span text:style-name="Source_20_Text"><text:span text:style-name="T31">(ou também </text:span></text:span><text:span text:style-name="Source_20_Text"><text:span text:style-name="T35">npm add typescript -D</text:span></text:span><text:span text:style-name="Source_20_Text"><text:span text:style-name="T31">)</text:span></text:span>)</text:p>
          <text:list>
            <text:list-item>
              <text:p text:style-name="P44">Instala o TypeScript como dependência de desenvolvimento para o projeto atual.</text:p>
            </text:list-item>
            <text:list-item>
              <text:p text:style-name="P41"><text:span text:style-name="Source_20_Text"><text:span text:style-name="T7">-D</text:span></text:span><text:span text:style-name="T7"> ou </text:span><text:span text:style-name="Source_20_Text"><text:span text:style-name="T7">--save-dev</text:span></text:span><text:span text:style-name="Strong_20_Emphasis"><text:span text:style-name="T7">:</text:span></text:span><text:span text:style-name="T7"> Flag para adicionar o pacote como dependência de desenvolvimento.</text:span></text:p>
            </text:list-item>
          </text:list>
        </text:list-item>
        <text:list-item>
          <text:p text:style-name="P44">tsc index.ts</text:p>
          <text:list>
            <text:list-item>
              <text:p text:style-name="P41"><text:span text:style-name="T7">Compila o arquivo </text:span><text:span text:style-name="Source_20_Text"><text:span text:style-name="T7">index.ts</text:span></text:span><text:span text:style-name="T7"> no contexto do projeto atual </text:span><text:span text:style-name="T33">(no caso para index.js)</text:span><text:span text:style-name="T7">.</text:span></text:p>
            </text:list-item>
          </text:list>
        </text:list-item>
        <text:list-item>
          <text:p text:style-name="P41"><text:span text:style-name="Strong_20_Emphasis"><text:span text:style-name="T24">npx tsc index.ts</text:span></text:span></text:p>
          <text:list>
            <text:list-item>
              <text:p text:style-name="P41"><text:span text:style-name="Source_20_Text"><text:span text:style-name="T7">npx</text:span></text:span><text:span text:style-name="Strong_20_Emphasis"><text:span text:style-name="T7">:</text:span></text:span><text:span text:style-name="Strong_20_Emphasis"><text:span text:style-name="T24"> Executa o comando </text:span></text:span><text:span text:style-name="Source_20_Text"><text:span text:style-name="T24">tsc</text:span></text:span><text:span text:style-name="Strong_20_Emphasis"><text:span text:style-name="T24"> a partir do pacote instalado localmente, evitando a necessidade de instalação global </text:span></text:span><text:span text:style-name="Strong_20_Emphasis"><text:span text:style-name="T28">(no caso o TypeScript)</text:span></text:span><text:span text:style-name="Strong_20_Emphasis"><text:span text:style-name="T24">.</text:span></text:span></text:p>
            </text:list-item>
          </text:list>
        </text:list-item>
      </text:list>
      <text:p text:style-name="P13"><text:span text:style-name="Strong_20_Emphasis"><text:span text:style-name="T24"/></text:span></text:p>
      <text:p text:style-name="P29">Comandos para compilação de TypeScript:</text:p>
      <text:list text:continue-numbering="true" text:style-name="L2">
        <text:list-item>
          <text:p text:style-name="P48">tsc</text:p>
          <text:list>
            <text:list-item>
              <text:p text:style-name="P48">Executa o compilador TypeScript padrão. Sem argumentos, compila todos os arquivos TypeScript no diretório atual.</text:p>
            </text:list-item>
          </text:list>
        </text:list-item>
        <text:list-item>
          <text:p text:style-name="P48">tsc index.ts</text:p>
          <text:list>
            <text:list-item>
              <text:p text:style-name="P42"><text:span text:style-name="Strong_20_Emphasis"><text:span text:style-name="T29">C</text:span></text:span><text:span text:style-name="Strong_20_Emphasis"><text:span text:style-name="T24">ompila especificamente o arquivo </text:span></text:span><text:span text:style-name="Source_20_Text"><text:span text:style-name="T24">index.ts</text:span></text:span><text:span text:style-name="Strong_20_Emphasis"><text:span text:style-name="T24">.</text:span></text:span></text:p>
            </text:list-item>
          </text:list>
        </text:list-item>
      </text:list>
      <text:p text:style-name="P13"><text:span text:style-name="Strong_20_Emphasis"><text:span text:style-name="T7">Em resumo:</text:span></text:span></text:p>
      <text:list text:style-name="L3">
        <text:list-item>
          <text:p text:style-name="P50">Os comandos globais são usados para instalar ferramentas de nível de sistema. </text:p>
        </text:list-item>
        <text:list-item>
          <text:p text:style-name="P50">Os comandos locais são usados para gerenciar dependências e compilar TypeScript dentro de um projeto específico. </text:p>
        </text:list-item>
        <text:list-item>
          <text:p text:style-name="P56"><text:span text:style-name="T7">O </text:span><text:span text:style-name="Source_20_Text"><text:span text:style-name="T7">tsconfig.json</text:span></text:span><text:span text:style-name="T7"> é um arquivo de configuração que permite personalizar o processo de compilação do TypeScript.</text:span></text:p>
        </text:list-item>
      </text:list>
      <text:p text:style-name="P26"/>
      <text:p text:style-name="P13"><text:span text:style-name="Strong_20_Emphasis"><text:span text:style-name="T7"/></text:span></text:p>
      <text:p text:style-name="Text_20_body"><text:soft-page-break/><text:span text:style-name="Strong_20_Emphasis"><text:span text:style-name="T22">2. <text:s/></text:span></text:span><text:span text:style-name="Strong_20_Emphasis"><text:span text:style-name="T21">Comandos Essenciais no Terminal </text:span></text:span><text:span text:style-name="Strong_20_Emphasis"><text:span text:style-name="T23">(em detalhes):</text:span></text:span></text:p>
      <text:h text:style-name="Heading_20_3" text:outline-level="3"><text:span text:style-name="Strong_20_Emphasis"><text:span text:style-name="T12">1. Instalando o TypeScript:</text:span></text:span></text:h>
      <text:p text:style-name="P21"><text:span text:style-name="T1">No terminal</text:span> Bash:</text:p>
      <text:p text:style-name="P2"><text:span text:style-name="Source_20_Text"><text:span text:style-name="T7"><text:tab/>npm install -g typescript</text:span></text:span></text:p>
      <text:p text:style-name="Text_20_body"><text:span text:style-name="T7">Use o código </text:span><text:a xlink:type="simple" xlink:href="../../../../faq%23coding" office:target-frame-name="_blank" xlink:show="new" text:style-name="Internet_20_link" text:visited-style-name="Visited_20_Internet_20_Link"><text:span text:style-name="T7">com cuidado</text:span></text:a><text:span text:style-name="T7">.</text:span></text:p>
      <text:list text:style-name="L4">
        <text:list-item>
          <text:p text:style-name="P58"><text:span text:style-name="Strong_20_Emphasis"><text:span text:style-name="T7">O que faz:</text:span></text:span><text:span text:style-name="T7"> Instala o compilador TypeScript globalmente no seu sistema. Isso significa que você poderá usar o comando </text:span><text:span text:style-name="Source_20_Text"><text:span text:style-name="T7">tsc</text:span></text:span><text:span text:style-name="T7"> em qualquer diretório do seu terminal. </text:span></text:p>
        </text:list-item>
        <text:list-item>
          <text:p text:style-name="P57"><text:span text:style-name="Strong_20_Emphasis"><text:span text:style-name="T7">Exemplo:</text:span></text:span><text:span text:style-name="T7"> Abra seu terminal e execute o comando acima. Aguarde a conclusão da instalação. </text:span></text:p>
        </text:list-item>
      </text:list>
      <text:h text:style-name="Heading_20_3" text:outline-level="3"><text:span text:style-name="T12">2. </text:span><text:span text:style-name="Strong_20_Emphasis"><text:span text:style-name="T12">Iniciando um Projeto TypeScript:</text:span></text:span></text:h>
      <text:p text:style-name="P30"><text:span text:style-name="T1">No terminal</text:span> Bash:</text:p>
      <text:p text:style-name="P2"><text:span text:style-name="Source_20_Text"><text:span text:style-name="T7"><text:tab/>tsc --init</text:span></text:span></text:p>
      <text:p text:style-name="Text_20_body"><text:span text:style-name="T7">Use o código </text:span><text:a xlink:type="simple" xlink:href="../../../../faq%23coding" office:target-frame-name="_blank" xlink:show="new" text:style-name="Internet_20_link" text:visited-style-name="Visited_20_Internet_20_Link"><text:span text:style-name="T7">com cuidado</text:span></text:a><text:span text:style-name="T7">.</text:span></text:p>
      <text:list text:style-name="L5">
        <text:list-item>
          <text:p text:style-name="P60"><text:span text:style-name="Strong_20_Emphasis"><text:span text:style-name="T7">O que faz:</text:span></text:span><text:span text:style-name="T7"> Cria um arquivo </text:span><text:span text:style-name="Source_20_Text"><text:span text:style-name="T7">tsconfig.json</text:span></text:span><text:span text:style-name="T7"> na raiz do seu projeto. Esse arquivo é a configuração central para o compilador TypeScript, definindo como seus arquivos TypeScript serão compilados em JavaScript. </text:span></text:p>
        </text:list-item>
        <text:list-item>
          <text:p text:style-name="P59"><text:span text:style-name="Strong_20_Emphasis"><text:span text:style-name="T7">Exemplo:</text:span></text:span><text:span text:style-name="T7"> Navegue até o diretório do seu novo projeto no terminal e execute o comando. Um arquivo </text:span><text:span text:style-name="Source_20_Text"><text:span text:style-name="T7">tsconfig.json</text:span></text:span><text:span text:style-name="T7"> será criado com as configurações padrão. </text:span></text:p>
        </text:list-item>
      </text:list>
      <text:h text:style-name="Heading_20_3" text:outline-level="3"><text:span text:style-name="T12">3. </text:span><text:span text:style-name="Strong_20_Emphasis"><text:span text:style-name="T12">Compilando o Código:</text:span></text:span></text:h>
      <text:p text:style-name="P30"><text:span text:style-name="T1">No terminal</text:span> Bash:</text:p>
      <text:p text:style-name="P2"><text:span text:style-name="Source_20_Text"><text:span text:style-name="T7"><text:tab/>tsc</text:span></text:span></text:p>
      <text:p text:style-name="Text_20_body"><text:span text:style-name="T7">Use o código </text:span><text:a xlink:type="simple" xlink:href="../../../../faq%23coding" office:target-frame-name="_blank" xlink:show="new" text:style-name="Internet_20_link" text:visited-style-name="Visited_20_Internet_20_Link"><text:span text:style-name="T7">com cuidado</text:span></text:a><text:span text:style-name="T7">.</text:span></text:p>
      <text:list text:style-name="L6">
        <text:list-item>
          <text:p text:style-name="P62"><text:span text:style-name="Strong_20_Emphasis"><text:span text:style-name="T7">O que faz:</text:span></text:span><text:span text:style-name="T7"> Lê o arquivo </text:span><text:span text:style-name="Source_20_Text"><text:span text:style-name="T7">tsconfig.json</text:span></text:span><text:span text:style-name="T7"> e compila todos os arquivos TypeScript do seu projeto, gerando os arquivos JavaScript correspondentes no diretório especificado em </text:span><text:span text:style-name="Source_20_Text"><text:span text:style-name="T7">outDir</text:span></text:span><text:span text:style-name="T7">. </text:span></text:p>
        </text:list-item>
        <text:list-item>
          <text:p text:style-name="P61"><text:span text:style-name="Strong_20_Emphasis"><text:span text:style-name="T7">Exemplo:</text:span></text:span><text:span text:style-name="T7"> Após criar um arquivo </text:span><text:span text:style-name="Source_20_Text"><text:span text:style-name="T7">index.ts</text:span></text:span><text:span text:style-name="T7"> com seu código TypeScript, execute </text:span><text:span text:style-name="Source_20_Text"><text:span text:style-name="T7">tsc</text:span></text:span><text:span text:style-name="T7"> no terminal. Se tudo estiver configurado corretamente, um arquivo </text:span><text:span text:style-name="Source_20_Text"><text:span text:style-name="T7">index.js</text:span></text:span><text:span text:style-name="T7"> será gerado no diretório de saída. </text:span></text:p>
        </text:list-item>
      </text:list>
      <text:h text:style-name="Heading_20_3" text:outline-level="3"><text:span text:style-name="Strong_20_Emphasis"><text:span text:style-name="T12">Exemplo Completo com </text:span></text:span><text:span text:style-name="Strong_20_Emphasis"><text:span text:style-name="Source_20_Text"><text:span text:style-name="T12">tsconfig.json</text:span></text:span></text:span><text:span text:style-name="Strong_20_Emphasis"><text:span text:style-name="T12"> Personalizado:</text:span></text:span></text:h>
      <text:p text:style-name="Text_20_body"><text:span text:style-name="Strong_20_Emphasis"><text:span text:style-name="T7">Estrutura do Projeto:</text:span></text:span></text:p>
      <text:p text:style-name="P1"><text:span text:style-name="Source_20_Text"><text:span text:style-name="T7">meu-projeto/</text:span></text:span></text:p>
      <text:p text:style-name="Preformatted_20_Text"><text:span text:style-name="Source_20_Text"><text:span text:style-name="T7"><text:s text:c="2"/>src/</text:span></text:span></text:p>
      <text:p text:style-name="Preformatted_20_Text"><text:span text:style-name="Source_20_Text"><text:span text:style-name="T7"><text:s text:c="4"/>index.ts</text:span></text:span></text:p>
      <text:p text:style-name="P2"><text:span text:style-name="Source_20_Text"><text:span text:style-name="T7"><text:s text:c="2"/>tsconfig.json</text:span></text:span></text:p>
      <text:p text:style-name="Text_20_body"><text:soft-page-break/><text:span text:style-name="Strong_20_Emphasis"><text:span text:style-name="T7">Conteúdo de </text:span></text:span><text:span text:style-name="Strong_20_Emphasis"><text:span text:style-name="Source_20_Text"><text:span text:style-name="T7">tsconfig.json</text:span></text:span></text:span><text:span text:style-name="Strong_20_Emphasis"><text:span text:style-name="T7">:</text:span></text:span></text:p>
      <text:p text:style-name="P21">JSON</text:p>
      <text:p text:style-name="Preformatted_20_Text"><text:span text:style-name="Source_20_Text"><text:span text:style-name="T7">{</text:span></text:span></text:p>
      <text:p text:style-name="Preformatted_20_Text"><text:span text:style-name="Source_20_Text"><text:span text:style-name="T7"><text:s text:c="2"/>"compilerOptions": {</text:span></text:span></text:p>
      <text:p text:style-name="Preformatted_20_Text"><text:span text:style-name="Source_20_Text"><text:span text:style-name="T7"><text:s text:c="4"/>"outDir": "./dist",</text:span></text:span></text:p>
      <text:p text:style-name="Preformatted_20_Text"><text:span text:style-name="Source_20_Text"><text:span text:style-name="T7"><text:s text:c="4"/>"rootDir": "./src",</text:span></text:span></text:p>
      <text:p text:style-name="Preformatted_20_Text"><text:span text:style-name="Source_20_Text"><text:span text:style-name="T7"><text:s text:c="4"/>"target": "es6",</text:span></text:span></text:p>
      <text:p text:style-name="Preformatted_20_Text"><text:span text:style-name="Source_20_Text"><text:span text:style-name="T7"><text:s text:c="4"/>"module": "commonjs"</text:span></text:span></text:p>
      <text:p text:style-name="Preformatted_20_Text"><text:span text:style-name="Source_20_Text"><text:span text:style-name="T7"><text:s text:c="2"/>}</text:span></text:span></text:p>
      <text:p text:style-name="P2"><text:span text:style-name="Source_20_Text"><text:span text:style-name="T7">}</text:span></text:span></text:p>
      <text:p text:style-name="Text_20_body"><text:span text:style-name="T7">Use o código </text:span><text:a xlink:type="simple" xlink:href="../../../../faq%23coding" office:target-frame-name="_blank" xlink:show="new" text:style-name="Internet_20_link" text:visited-style-name="Visited_20_Internet_20_Link"><text:span text:style-name="T7">com cuidado</text:span></text:a><text:span text:style-name="T7">.</text:span></text:p>
      <text:p text:style-name="Text_20_body"><text:span text:style-name="Strong_20_Emphasis"><text:span text:style-name="T7">Conteúdo de </text:span></text:span><text:span text:style-name="Strong_20_Emphasis"><text:span text:style-name="Source_20_Text"><text:span text:style-name="T7">src/index.ts</text:span></text:span></text:span><text:span text:style-name="Strong_20_Emphasis"><text:span text:style-name="T7">:</text:span></text:span></text:p>
      <text:p text:style-name="P21">TypeScript</text:p>
      <text:p text:style-name="Preformatted_20_Text"><text:span text:style-name="Source_20_Text"><text:span text:style-name="T7">let message: string = "Hello, TypeScript!";</text:span></text:span></text:p>
      <text:p text:style-name="P2"><text:span text:style-name="Source_20_Text"><text:span text:style-name="T7">console.log(message);</text:span></text:span></text:p>
      <text:p text:style-name="Text_20_body"><text:span text:style-name="T7">Use o código </text:span><text:a xlink:type="simple" xlink:href="../../../../faq%23coding" office:target-frame-name="_blank" xlink:show="new" text:style-name="Internet_20_link" text:visited-style-name="Visited_20_Internet_20_Link"><text:span text:style-name="T7">com cuidado</text:span></text:a><text:span text:style-name="T7">.</text:span></text:p>
      <text:p text:style-name="Text_20_body"><text:span text:style-name="Strong_20_Emphasis"><text:span text:style-name="T7">Comandos no Terminal:</text:span></text:span></text:p>
      <text:list text:style-name="L7">
        <text:list-item>
          <text:p text:style-name="P64"><text:span text:style-name="T7">Navegue até o diretório </text:span><text:span text:style-name="Source_20_Text"><text:span text:style-name="T7">meu-projeto</text:span></text:span><text:span text:style-name="T7">. </text:span></text:p>
        </text:list-item>
        <text:list-item>
          <text:p text:style-name="P64"><text:span text:style-name="T7">Execute </text:span><text:span text:style-name="Source_20_Text"><text:span text:style-name="T7">tsc</text:span></text:span><text:span text:style-name="T7"> para compilar. </text:span></text:p>
        </text:list-item>
        <text:list-item>
          <text:p text:style-name="P63"><text:span text:style-name="T7">Execute </text:span><text:span text:style-name="Source_20_Text"><text:span text:style-name="T7">node dist/index.js</text:span></text:span><text:span text:style-name="T7"> para ver a saída no console. </text:span></text:p>
        </text:list-item>
      </text:list>
      <text:p text:style-name="Text_20_body"><text:span text:style-name="Strong_20_Emphasis"><text:span text:style-name="T7">Explicando as Opções do </text:span></text:span><text:span text:style-name="Strong_20_Emphasis"><text:span text:style-name="Source_20_Text"><text:span text:style-name="T7">tsconfig.json</text:span></text:span></text:span><text:span text:style-name="Strong_20_Emphasis"><text:span text:style-name="T7">:</text:span></text:span></text:p>
      <text:list text:style-name="L8">
        <text:list-item>
          <text:p text:style-name="P66"><text:span text:style-name="Source_20_Text"><text:span text:style-name="T7">outDir</text:span></text:span><text:span text:style-name="T7">: Os arquivos JavaScript gerados serão colocados na pasta </text:span><text:span text:style-name="Source_20_Text"><text:span text:style-name="T7">dist</text:span></text:span><text:span text:style-name="T7">. </text:span></text:p>
        </text:list-item>
        <text:list-item>
          <text:p text:style-name="P66"><text:span text:style-name="Source_20_Text"><text:span text:style-name="T7">rootDir</text:span></text:span><text:span text:style-name="T7">: O compilador procurará por arquivos TypeScript dentro da pasta </text:span><text:span text:style-name="Source_20_Text"><text:span text:style-name="T7">src</text:span></text:span><text:span text:style-name="T7">. </text:span></text:p>
        </text:list-item>
        <text:list-item>
          <text:p text:style-name="P66"><text:span text:style-name="Source_20_Text"><text:span text:style-name="T7">target</text:span></text:span><text:span text:style-name="T7">: O código será transpilado para JavaScript ES6. </text:span></text:p>
        </text:list-item>
        <text:list-item>
          <text:p text:style-name="P65"><text:span text:style-name="Source_20_Text"><text:span text:style-name="T7">module</text:span></text:span><text:span text:style-name="T7">: O formato dos módulos será CommonJS. </text:span></text:p>
        </text:list-item>
      </text:list>
      <text:h text:style-name="Heading_20_3" text:outline-level="3"><text:span text:style-name="Strong_20_Emphasis"><text:span text:style-name="T7">Outros Comandos Úteis:</text:span></text:span></text:h>
      <text:list text:style-name="L9">
        <text:list-item>
          <text:p text:style-name="P68"><text:span text:style-name="Strong_20_Emphasis"><text:span text:style-name="T7">Compilando com </text:span></text:span><text:span text:style-name="Strong_20_Emphasis"><text:span text:style-name="Source_20_Text"><text:span text:style-name="T7">watch</text:span></text:span></text:span><text:span text:style-name="Strong_20_Emphasis"><text:span text:style-name="T7">:</text:span></text:span><text:span text:style-name="T7"> </text:span><text:span text:style-name="Source_20_Text"><text:span text:style-name="T7">tsc --watch</text:span></text:span><text:span text:style-name="T7"> compila automaticamente quando você fizer alterações nos arquivos TypeScript. </text:span></text:p>
        </text:list-item>
        <text:list-item>
          <text:p text:style-name="P67"><text:span text:style-name="Strong_20_Emphasis"><text:span text:style-name="T7">Listando opções:</text:span></text:span><text:span text:style-name="T7"> </text:span><text:span text:style-name="Source_20_Text"><text:span text:style-name="T7">tsc --help</text:span></text:span><text:span text:style-name="T7"> mostra todas as opções disponíveis para o compilador. </text:span></text:p>
        </text:list-item>
      </text:list>
      <text:h text:style-name="Heading_20_3" text:outline-level="3"><text:span text:style-name="Strong_20_Emphasis"><text:span text:style-name="T7">Integração com o VS Code:</text:span></text:span></text:h>
      <text:list text:style-name="L10">
        <text:list-item>
          <text:p text:style-name="P70"><text:span text:style-name="Strong_20_Emphasis"><text:span text:style-name="T7">Tarefas:</text:span></text:span><text:span text:style-name="T7"> O VS Code permite configurar tarefas para automatizar a compilação. Você pode criar um arquivo </text:span><text:span text:style-name="Source_20_Text"><text:span text:style-name="T7">tasks.json</text:span></text:span><text:span text:style-name="T7"> para definir suas tarefas personalizadas. </text:span></text:p>
        </text:list-item>
        <text:list-item>
          <text:p text:style-name="P69"><text:span text:style-name="Strong_20_Emphasis"><text:span text:style-name="T7">Depuração:</text:span></text:span><text:span text:style-name="T7"> Use o debugger integrado do VS Code para depurar seu código TypeScript passo a passo. </text:span></text:p>
        </text:list-item>
      </text:list>
      <text:p text:style-name="Text_20_body"><text:span text:style-name="Strong_20_Emphasis"><text:span text:style-name="T7">Exemplo de </text:span></text:span><text:span text:style-name="Strong_20_Emphasis"><text:span text:style-name="Source_20_Text"><text:span text:style-name="T7">tasks.json</text:span></text:span></text:span><text:span text:style-name="Strong_20_Emphasis"><text:span text:style-name="T7"> para compilar e executar:</text:span></text:span></text:p>
      <text:p text:style-name="P21">JSON</text:p>
      <text:p text:style-name="Preformatted_20_Text"><text:soft-page-break/><text:span text:style-name="Source_20_Text"><text:span text:style-name="T7">{</text:span></text:span></text:p>
      <text:p text:style-name="Preformatted_20_Text"><text:span text:style-name="Source_20_Text"><text:span text:style-name="T7"><text:s text:c="2"/>"version": "2.0.0",</text:span></text:span></text:p>
      <text:p text:style-name="Preformatted_20_Text"><text:span text:style-name="Source_20_Text"><text:span text:style-name="T7"><text:s text:c="2"/>"tasks": [</text:span></text:span></text:p>
      <text:p text:style-name="Preformatted_20_Text"><text:span text:style-name="Source_20_Text"><text:span text:style-name="T7"><text:s text:c="4"/>{</text:span></text:span></text:p>
      <text:p text:style-name="Preformatted_20_Text"><text:span text:style-name="Source_20_Text"><text:span text:style-name="T7"><text:s text:c="6"/>"label": "tsc: watch",</text:span></text:span></text:p>
      <text:p text:style-name="Preformatted_20_Text"><text:span text:style-name="Source_20_Text"><text:span text:style-name="T7"><text:s text:c="6"/>"type": "typescript",</text:span></text:span></text:p>
      <text:p text:style-name="Preformatted_20_Text"><text:span text:style-name="Source_20_Text"><text:span text:style-name="T7"><text:s text:c="6"/>"tsconfig": "tsconfig.json",</text:span></text:span></text:p>
      <text:p text:style-name="Preformatted_20_Text"><text:span text:style-name="Source_20_Text"><text:span text:style-name="T7"><text:s text:c="6"/>"options": {</text:span></text:span></text:p>
      <text:p text:style-name="Preformatted_20_Text"><text:span text:style-name="Source_20_Text"><text:span text:style-name="T7"><text:s text:c="8"/>"watch": true</text:span></text:span></text:p>
      <text:p text:style-name="Preformatted_20_Text"><text:span text:style-name="Source_20_Text"><text:span text:style-name="T7"><text:s text:c="6"/>},</text:span></text:span></text:p>
      <text:p text:style-name="Preformatted_20_Text"><text:span text:style-name="Source_20_Text"><text:span text:style-name="T7"><text:s text:c="6"/>"problemMatcher": ["$tsc"]</text:span></text:span></text:p>
      <text:p text:style-name="Preformatted_20_Text"><text:span text:style-name="Source_20_Text"><text:span text:style-name="T7"><text:s text:c="4"/>}</text:span></text:span></text:p>
      <text:p text:style-name="Preformatted_20_Text"><text:span text:style-name="Source_20_Text"><text:span text:style-name="T7"><text:s text:c="2"/>]</text:span></text:span></text:p>
      <text:p text:style-name="P2"><text:span text:style-name="Source_20_Text"><text:span text:style-name="T7">}</text:span></text:span></text:p>
      <text:p text:style-name="Text_20_body"><text:span text:style-name="T7">Use o código </text:span><text:a xlink:type="simple" xlink:href="../../../../faq%23coding" office:target-frame-name="_blank" xlink:show="new" text:style-name="Internet_20_link" text:visited-style-name="Visited_20_Internet_20_Link"><text:span text:style-name="T7">com cuidado</text:span></text:a><text:span text:style-name="T7">.</text:span></text:p>
      <text:p text:style-name="Text_20_body"><text:span text:style-name="Strong_20_Emphasis"><text:span text:style-name="T7">Para executar essa tarefa:</text:span></text:span></text:p>
      <text:list text:style-name="L11">
        <text:list-item>
          <text:p text:style-name="P51">Abra a paleta de comandos do VS Code (Ctrl+Shift+P). </text:p>
        </text:list-item>
        <text:list-item>
          <text:p text:style-name="P51">Digite "Task: Run Task". </text:p>
        </text:list-item>
        <text:list-item>
          <text:p text:style-name="P52">Selecione a tarefa "tsc: watch". </text:p>
        </text:list-item>
      </text:list>
      <text:p text:style-name="Text_20_body"><text:span text:style-name="Strong_20_Emphasis"><text:span text:style-name="T7">Com isso, você terá um ambiente de desenvolvimento TypeScript configurado no VS Code, com compilação automática e depuração.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h text:style-name="Heading_20_2" text:outline-level="2"><text:span text:style-name="Strong_20_Emphasis"><text:span text:style-name="T8">3. <text:s/></text:span></text:span><text:span text:style-name="Strong_20_Emphasis"><text:span text:style-name="T7">Estrutura Básica de um Projeto TypeScript</text:span></text:span></text:h>
      <text:p text:style-name="Text_20_body"><text:span text:style-name="Strong_20_Emphasis"><text:span text:style-name="T7">Entendendo a Estrutura:</text:span></text:span></text:p>
      <text:p text:style-name="P4"><text:span text:style-name="Source_20_Text"><text:span text:style-name="T7">meu-projeto/</text:span></text:span></text:p>
      <text:p text:style-name="P5"><text:span text:style-name="Source_20_Text"><text:span text:style-name="T7">├── src/</text:span></text:span></text:p>
      <text:p text:style-name="P5"><text:span text:style-name="Source_20_Text"><text:span text:style-name="T7">│ <text:s text:c="2"/>└── index.ts</text:span></text:span></text:p>
      <text:p text:style-name="P6"><text:span text:style-name="Source_20_Text"><text:span text:style-name="T7">└── tsconfig.json</text:span></text:span></text:p>
      <text:p text:style-name="P7"><text:span text:style-name="T7">A estrutura </text:span><text:span text:style-name="T9">mostrada</text:span><text:span text:style-name="T7"> </text:span><text:span text:style-name="T9">acima</text:span><text:span text:style-name="T7">, </text:span><text:span text:style-name="Source_20_Text"><text:span text:style-name="T7">meu-projeto/</text:span></text:span><text:span text:style-name="T7">, é um layout comum para projetos TypeScript. Cada elemento dessa estrutura tem uma função específica:</text:span></text:p>
      <text:list text:style-name="L12">
        <text:list-item>
          <text:p text:style-name="P71"><text:span text:style-name="Strong_20_Emphasis"><text:span text:style-name="T7">meu-projeto/</text:span></text:span><text:span text:style-name="T7">:</text:span></text:p>
          <text:list>
            <text:list-item>
              <text:p text:style-name="P72"><text:span text:style-name="Strong_20_Emphasis"><text:span text:style-name="T7">Raiz do Projeto:</text:span></text:span><text:span text:style-name="T7"> É o diretório principal onde todos os arquivos e subdiretórios do seu projeto estão localizados. </text:span></text:p>
            </text:list-item>
            <text:list-item>
              <text:p text:style-name="P72"><text:span text:style-name="Strong_20_Emphasis"><text:span text:style-name="T7">Organização:</text:span></text:span><text:span text:style-name="T7"> Serve como ponto de partida para a organização de todo o código e configurações do projeto. </text:span></text:p>
            </text:list-item>
          </text:list>
        </text:list-item>
        <text:list-item>
          <text:p text:style-name="P71"><text:span text:style-name="Strong_20_Emphasis"><text:span text:style-name="T7">src/</text:span></text:span><text:span text:style-name="T7">:</text:span></text:p>
          <text:list>
            <text:list-item>
              <text:p text:style-name="P72"><text:span text:style-name="Strong_20_Emphasis"><text:span text:style-name="T7">Código-fonte:</text:span></text:span><text:span text:style-name="T7"> Este diretório contém todo o código-fonte do seu projeto, ou seja, os arquivos TypeScript que serão compilados para JavaScript. </text:span></text:p>
            </text:list-item>
            <text:list-item>
              <text:p text:style-name="P72"><text:span text:style-name="Strong_20_Emphasis"><text:span text:style-name="T7">index.ts:</text:span></text:span><text:span text:style-name="T7"> </text:span></text:p>
              <text:list>
                <text:list-item>
                  <text:p text:style-name="P72"><text:soft-page-break/><text:span text:style-name="Strong_20_Emphasis"><text:span text:style-name="T7">Ponto de Entrada:</text:span></text:span><text:span text:style-name="T7"> Normalmente, este é o arquivo principal onde a execução do seu programa começa. Ele pode importar outros módulos, definir classes, funções e variáveis globais. </text:span></text:p>
                </text:list-item>
                <text:list-item>
                  <text:p text:style-name="P72"><text:span text:style-name="Strong_20_Emphasis"><text:span text:style-name="T7">Módulo:</text:span></text:span><text:span text:style-name="T7"> Em TypeScript, cada arquivo .ts é considerado um módulo, e o </text:span><text:span text:style-name="Source_20_Text"><text:span text:style-name="T7">index.ts</text:span></text:span><text:span text:style-name="T7"> geralmente é o módulo raiz. </text:span></text:p>
                </text:list-item>
              </text:list>
            </text:list-item>
          </text:list>
        </text:list-item>
        <text:list-item>
          <text:p text:style-name="P71"><text:span text:style-name="Strong_20_Emphasis"><text:span text:style-name="T7">tsconfig.json:</text:span></text:span></text:p>
          <text:list>
            <text:list-item>
              <text:p text:style-name="P72"><text:span text:style-name="Strong_20_Emphasis"><text:span text:style-name="T7">Configuração do TypeScript:</text:span></text:span><text:span text:style-name="T7"> Este arquivo contém as configurações para o compilador TypeScript. Ele define opções como: </text:span></text:p>
              <text:list>
                <text:list-item>
                  <text:p text:style-name="P72"><text:span text:style-name="Strong_20_Emphasis"><text:span text:style-name="T7">Diretório de saída:</text:span></text:span><text:span text:style-name="T7"> Onde os arquivos JavaScript compilados serão armazenados. </text:span></text:p>
                </text:list-item>
                <text:list-item>
                  <text:p text:style-name="P72"><text:span text:style-name="Strong_20_Emphasis"><text:span text:style-name="T7">Tipos:</text:span></text:span><text:span text:style-name="T7"> Quais tipos de módulos serão usados (CommonJS, ES Modules, etc.). </text:span></text:p>
                </text:list-item>
                <text:list-item>
                  <text:p text:style-name="P71"><text:span text:style-name="Strong_20_Emphasis"><text:span text:style-name="T7">Opções de compilação:</text:span></text:span><text:span text:style-name="T7"> Se o código deve ser minificado, se devem ser gerados arquivos de mapeamento de código (sourcemaps), etc. </text:span></text:p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7">Visualizando a Estrutura</text:span></text:span></text:p>
      <text:p text:style-name="P23">Para ter uma melhor visualização, imagine uma árvore de arquivos:</text:p>
      <text:p text:style-name="P1"><text:span text:style-name="Source_20_Text"><text:span text:style-name="T7">meu-projeto/</text:span></text:span></text:p>
      <text:p text:style-name="Preformatted_20_Text"><text:span text:style-name="Source_20_Text"><text:span text:style-name="T7">├── src/</text:span></text:span></text:p>
      <text:p text:style-name="Preformatted_20_Text"><text:span text:style-name="Source_20_Text"><text:span text:style-name="T7">│ <text:s text:c="2"/>└── index.ts</text:span></text:span></text:p>
      <text:p text:style-name="P2"><text:span text:style-name="Source_20_Text"><text:span text:style-name="T7">└── tsconfig.json</text:span></text:span></text:p>
      <text:p text:style-name="Text_20_body"><text:span text:style-name="Strong_20_Emphasis"><text:span text:style-name="T7">Funcionamento Básico</text:span></text:span></text:p>
      <text:list text:style-name="L13">
        <text:list-item>
          <text:p text:style-name="P74"><text:span text:style-name="Strong_20_Emphasis"><text:span text:style-name="T7">Escrita do Código:</text:span></text:span><text:span text:style-name="T7"> Você escreve seu código TypeScript em arquivos dentro do diretório </text:span><text:span text:style-name="Source_20_Text"><text:span text:style-name="T7">src</text:span></text:span><text:span text:style-name="T7">, principalmente no </text:span><text:span text:style-name="Source_20_Text"><text:span text:style-name="T7">index.ts</text:span></text:span><text:span text:style-name="T7">. </text:span></text:p>
        </text:list-item>
        <text:list-item>
          <text:p text:style-name="P74"><text:span text:style-name="Strong_20_Emphasis"><text:span text:style-name="T7">Configuração:</text:span></text:span><text:span text:style-name="T7"> O arquivo </text:span><text:span text:style-name="Source_20_Text"><text:span text:style-name="T7">tsconfig.json</text:span></text:span><text:span text:style-name="T7"> define como o TypeScript vai compilar seu código. </text:span></text:p>
        </text:list-item>
        <text:list-item>
          <text:p text:style-name="P74"><text:span text:style-name="Strong_20_Emphasis"><text:span text:style-name="T7">Compilação:</text:span></text:span><text:span text:style-name="T7"> Ao executar o comando </text:span><text:span text:style-name="Source_20_Text"><text:span text:style-name="T7">tsc</text:span></text:span><text:span text:style-name="T7"> (TypeScript Compiler) na linha de comando, o compilador lê o </text:span><text:span text:style-name="Source_20_Text"><text:span text:style-name="T7">tsconfig.json</text:span></text:span><text:span text:style-name="T7">, encontra os arquivos TypeScript em </text:span><text:span text:style-name="Source_20_Text"><text:span text:style-name="T7">src</text:span></text:span><text:span text:style-name="T7"> e gera arquivos JavaScript correspondentes em um diretório especificado na configuração. </text:span></text:p>
        </text:list-item>
        <text:list-item>
          <text:p text:style-name="P73"><text:span text:style-name="Strong_20_Emphasis"><text:span text:style-name="T7">Execução:</text:span></text:span><text:span text:style-name="T7"> O arquivo JavaScript gerado a partir do </text:span><text:span text:style-name="Source_20_Text"><text:span text:style-name="T7">index.ts</text:span></text:span><text:span text:style-name="T7"> pode ser executado diretamente em um navegador ou em um ambiente Node.js. </text:span></text:p>
        </text:list-item>
      </text:list>
      <text:p text:style-name="Text_20_body"><text:span text:style-name="Strong_20_Emphasis"><text:span text:style-name="T7">Por que essa Estrutura?</text:span></text:span></text:p>
      <text:list text:style-name="L14">
        <text:list-item>
          <text:p text:style-name="P76"><text:span text:style-name="Strong_20_Emphasis"><text:span text:style-name="T7">Organização:</text:span></text:span><text:span text:style-name="T7"> Separa claramente o código-fonte das configurações. </text:span></text:p>
        </text:list-item>
        <text:list-item>
          <text:p text:style-name="P76"><text:span text:style-name="Strong_20_Emphasis"><text:span text:style-name="T7">Padronização:</text:span></text:span><text:span text:style-name="T7"> É uma estrutura amplamente utilizada e compreendida por desenvolvedores TypeScript. </text:span></text:p>
        </text:list-item>
        <text:list-item>
          <text:p text:style-name="P76"><text:span text:style-name="Strong_20_Emphasis"><text:span text:style-name="T7">Facilidade de Gerenciamento:</text:span></text:span><text:span text:style-name="T7"> Ferramentas de build e IDEs podem facilmente identificar e processar projetos com essa estrutura. </text:span></text:p>
        </text:list-item>
        <text:list-item>
          <text:p text:style-name="P75"><text:span text:style-name="Strong_20_Emphasis"><text:span text:style-name="T7">Modularidade:</text:span></text:span><text:span text:style-name="T7"> Permite organizar o código em módulos, facilitando a manutenção e a reutilização. </text:span></text:p>
        </text:list-item>
      </text:list>
      <text:p text:style-name="Text_20_body"><text:span text:style-name="Strong_20_Emphasis"><text:span text:style-name="T7">Em Resumo</text:span></text:span></text:p>
      <text:p text:style-name="Text_20_body"><text:soft-page-break/><text:span text:style-name="T7">A estrutura </text:span><text:span text:style-name="Source_20_Text"><text:span text:style-name="T7">meu-projeto/</text:span></text:span><text:span text:style-name="T7"> é um ponto de partida sólido para qualquer projeto TypeScript. Ela fornece uma base clara e organizada para o desenvolvimento de aplicações, desde pequenos scripts até grandes projetos.</text:span></text:p>
      <text:p text:style-name="Text_20_body"><text:span text:style-name="Strong_20_Emphasis"><text:span text:style-name="T7">Quer saber mais?</text:span></text:span></text:p>
      <text:p text:style-name="P23">Se você quiser se aprofundar mais em TypeScript, recomendo que explore os seguintes tópicos:</text:p>
      <text:list text:style-name="L15">
        <text:list-item>
          <text:p text:style-name="P78"><text:span text:style-name="Strong_20_Emphasis"><text:span text:style-name="T7">Módulos:</text:span></text:span><text:span text:style-name="T7"> Como importar e exportar módulos em TypeScript. </text:span></text:p>
        </text:list-item>
        <text:list-item>
          <text:p text:style-name="P78"><text:span text:style-name="Strong_20_Emphasis"><text:span text:style-name="T7">Interfaces e Classes:</text:span></text:span><text:span text:style-name="T7"> Como definir tipos personalizados e criar objetos. </text:span></text:p>
        </text:list-item>
        <text:list-item>
          <text:p text:style-name="P78"><text:span text:style-name="Strong_20_Emphasis"><text:span text:style-name="T7">Tipos Genéricos:</text:span></text:span><text:span text:style-name="T7"> Como criar componentes reutilizáveis e seguros. </text:span></text:p>
        </text:list-item>
        <text:list-item>
          <text:p text:style-name="P77"><text:span text:style-name="Strong_20_Emphasis"><text:span text:style-name="T7">Decoradores:</text:span></text:span><text:span text:style-name="T7"> Como adicionar metadados às classes, propriedades e métodos.</text:span></text:p>
        </text:list-item>
      </text:list>
      <text:p text:style-name="Text_20_body"><text:span text:style-name="Strong_20_Emphasis"><text:span text:style-name="T7"/></text:span></text:p>
      <text:h text:style-name="Heading_20_2" text:outline-level="2"><text:span text:style-name="Strong_20_Emphasis"><text:span text:style-name="T8">4. <text:s/></text:span></text:span><text:span text:style-name="Strong_20_Emphasis"><text:span text:style-name="T7">Executando TypeScript sem Transpilar: Uma Abordagem Direta</text:span></text:span></text:h>
      <text:p text:style-name="Text_20_body"><text:span text:style-name="Strong_20_Emphasis"><text:span text:style-name="T7">Entendendo a Transpilação</text:span></text:span></text:p>
      <text:p text:style-name="P23">Antes de responder à sua pergunta, é importante entender o conceito de transpilação. A transpilação é o processo de converter código de uma linguagem de programação para outra, mantendo o mesmo nível de abstração. No caso do TypeScript, ele é transpilado para JavaScript, que é a linguagem nativa dos navegadores e do Node.js.</text:p>
      <text:h text:style-name="Heading_20_3" text:outline-level="3"><text:span text:style-name="Strong_20_Emphasis"><text:span text:style-name="T7">O que é Node.js?</text:span></text:span></text:h>
      <text:p text:style-name="P23">O Node.js é um ambiente de execução JavaScript de código aberto e multiplataforma que permite executar JavaScript fora de um navegador web. Ele utiliza um modelo de I/O assíncrono e orientado a eventos, tornando-o ideal para construir aplicações de rede escaláveis.</text:p>
      <text:h text:style-name="P18" text:outline-level="3">O que é ts-node?</text:h>
      <text:p text:style-name="P23">O ts-node é uma ferramenta que permite executar arquivos TypeScript diretamente no Node.js, sem a necessidade de compilar o código para JavaScript antes. Ele funciona como um wrapper para o Node.js, analisando o código TypeScript em tempo real e executando-o.</text:p>
      <text:h text:style-name="P18" text:outline-level="3">Diferenças Principais</text:h>
      <text:list text:style-name="L16">
        <text:list-item>
          <text:p text:style-name="P80"><text:span text:style-name="Strong_20_Emphasis"><text:span text:style-name="T7">Linguagem:</text:span></text:span><text:span text:style-name="T7"> O Node.js executa JavaScript, enquanto o ts-node executa TypeScript, que é um superconjunto tipado do JavaScript. </text:span></text:p>
        </text:list-item>
        <text:list-item>
          <text:p text:style-name="P80"><text:span text:style-name="Strong_20_Emphasis"><text:span text:style-name="T7">Compilação:</text:span></text:span><text:span text:style-name="T7"> O Node.js requer que o código seja compilado para JavaScript antes de ser executado, enquanto o ts-node realiza essa compilação em tempo real. </text:span></text:p>
        </text:list-item>
        <text:list-item>
          <text:p text:style-name="P79"><text:span text:style-name="Strong_20_Emphasis"><text:span text:style-name="T7">Tipos:</text:span></text:span><text:span text:style-name="T7"> O ts-node oferece suporte a tipos estáticos, permitindo que você escreva código mais seguro e confiável. </text:span></text:p>
        </text:list-item>
      </text:list>
      <text:h text:style-name="P18" text:outline-level="3"><text:soft-page-break/>Instalação</text:h>
      <text:p text:style-name="P12"><text:span text:style-name="Strong_20_Emphasis"><text:span text:style-name="T7">Linux/macOS/Windows</text:span></text:span><text:span text:style-name="Strong_20_Emphasis"><text:span text:style-name="T30">(Abra o prompt de comando como administrador)</text:span></text:span><text:span text:style-name="Strong_20_Emphasis"><text:span text:style-name="T7">:</text:span></text:span></text:p>
      <text:p text:style-name="P21">Bash:</text:p>
      <text:p text:style-name="P2"><text:span text:style-name="Source_20_Text"><text:span text:style-name="T7">npm install -g ts-node</text:span></text:span></text:p>
      <text:p text:style-name="Text_20_body"><text:span text:style-name="T7">Use o código </text:span><text:a xlink:type="simple" xlink:href="../../../../faq%23coding" office:target-frame-name="_blank" xlink:show="new" text:style-name="Internet_20_link" text:visited-style-name="Visited_20_Internet_20_Link"><text:span text:style-name="T7">com cuidado</text:span></text:a><text:span text:style-name="T7">.</text:span></text:p>
      <text:p text:style-name="P23"/>
      <text:p text:style-name="Text_20_body"><text:span text:style-name="T7">O flag </text:span><text:span text:style-name="Source_20_Text"><text:span text:style-name="T7">-g</text:span></text:span><text:span text:style-name="T7"> instala o ts-node globalmente, permitindo que você o use em qualquer projeto.</text:span></text:p>
      <text:h text:style-name="P18" text:outline-level="3">Verificando a Instalação</text:h>
      <text:p text:style-name="P23">Para verificar se o ts-node foi instalado corretamente, execute o seguinte comando no terminal:</text:p>
      <text:p text:style-name="P21">Bash</text:p>
      <text:p text:style-name="P2"><text:span text:style-name="Source_20_Text"><text:span text:style-name="T7">ts-node -v</text:span></text:span></text:p>
      <text:p text:style-name="Text_20_body"><text:span text:style-name="T7">Use o código </text:span><text:a xlink:type="simple" xlink:href="../../../../faq%23coding" office:target-frame-name="_blank" xlink:show="new" text:style-name="Internet_20_link" text:visited-style-name="Visited_20_Internet_20_Link"><text:span text:style-name="T7">com cuidado</text:span></text:a><text:span text:style-name="T7">.</text:span></text:p>
      <text:p text:style-name="P23">Se a instalação estiver correta, será exibida a versão do ts-node.</text:p>
      <text:h text:style-name="P18" text:outline-level="3">Funcionalidades</text:h>
      <text:list text:style-name="L17">
        <text:list-item>
          <text:p text:style-name="P82"><text:span text:style-name="Strong_20_Emphasis"><text:span text:style-name="T7">Execução Direta:</text:span></text:span><text:span text:style-name="T7"> Permite executar arquivos TypeScript diretamente sem a necessidade de um passo de compilação separado. </text:span></text:p>
        </text:list-item>
        <text:list-item>
          <text:p text:style-name="P82"><text:span text:style-name="Strong_20_Emphasis"><text:span text:style-name="T7">Suporte a Tipos:</text:span></text:span><text:span text:style-name="T7"> Oferece suporte completo a tipos estáticos do TypeScript, permitindo a criação de código mais robusto e fácil de manter. </text:span></text:p>
        </text:list-item>
        <text:list-item>
          <text:p text:style-name="P82"><text:span text:style-name="Strong_20_Emphasis"><text:span text:style-name="T7">Integração com Node.js:</text:span></text:span><text:span text:style-name="T7"> Funciona perfeitamente com módulos Node.js e pode ser usado para criar aplicações back-end completas em TypeScript. </text:span></text:p>
        </text:list-item>
        <text:list-item>
          <text:p text:style-name="P81"><text:span text:style-name="Strong_20_Emphasis"><text:span text:style-name="T7">Recarga Automática:</text:span></text:span><text:span text:style-name="T7"> Em alguns casos, o ts-node pode ser configurado para recarregar automaticamente o código quando houver alterações, facilitando o desenvolvimento. </text:span></text:p>
        </text:list-item>
      </text:list>
      <text:h text:style-name="P18" text:outline-level="3">Quando Usar ts-node?</text:h>
      <text:list text:style-name="L18">
        <text:list-item>
          <text:p text:style-name="P84"><text:span text:style-name="Strong_20_Emphasis"><text:span text:style-name="T7">Desenvolvimento Rápido:</text:span></text:span><text:span text:style-name="T7"> O ts-node é ideal para o desenvolvimento rápido, pois permite ver as mudanças no código quase instantaneamente. </text:span></text:p>
        </text:list-item>
        <text:list-item>
          <text:p text:style-name="P84"><text:span text:style-name="Strong_20_Emphasis"><text:span text:style-name="T7">Prototipagem:</text:span></text:span><text:span text:style-name="T7"> É uma ótima ferramenta para prototipar ideias rapidamente, pois você pode escrever código em TypeScript e executá-lo imediatamente. </text:span></text:p>
        </text:list-item>
        <text:list-item>
          <text:p text:style-name="P83"><text:span text:style-name="Strong_20_Emphasis"><text:span text:style-name="T7">Pequenos Projetos:</text:span></text:span><text:span text:style-name="T7"> Para projetos menores, o ts-node pode simplificar o fluxo de trabalho, eliminando a necessidade de um passo de compilação separado. </text:span></text:p>
        </text:list-item>
      </text:list>
      <text:h text:style-name="P18" text:outline-level="3"><text:soft-page-break/>Quando Usar o Compilador TypeScript Tradicional (tsc)?</text:h>
      <text:list text:style-name="L19">
        <text:list-item>
          <text:p text:style-name="P86"><text:span text:style-name="Strong_20_Emphasis"><text:span text:style-name="T7">Projetos Grandes:</text:span></text:span><text:span text:style-name="T7"> Para projetos grandes e complexos, o compilador TypeScript tradicional pode oferecer mais controle sobre o processo de compilação e geração de código. </text:span></text:p>
        </text:list-item>
        <text:list-item>
          <text:p text:style-name="P85"><text:span text:style-name="Strong_20_Emphasis"><text:span text:style-name="T7">Produção:</text:span></text:span><text:span text:style-name="T7"> Em ambientes de produção, é comum usar o compilador TypeScript para gerar código JavaScript otimizado. </text:span></text:p>
        </text:list-item>
      </text:list>
      <text:p text:style-name="Text_20_body"><text:span text:style-name="Strong_20_Emphasis"><text:span text:style-name="T7">Em resumo:</text:span></text:span></text:p>
      <text:p text:style-name="P23">O ts-node é uma ferramenta poderosa que simplifica o desenvolvimento em TypeScript. Ele permite que você execute código TypeScript diretamente no Node.js, oferecendo um ciclo de desenvolvimento mais rápido e uma experiência mais agradável. No entanto, para projetos maiores e mais complexos, o compilador TypeScript tradicional pode ser mais adequado.</text:p>
      <text:p text:style-name="Text_20_body"><text:span text:style-name="Strong_20_Emphasis"><text:span text:style-name="T7">Qualquer dúvida adicional sobre Node.js, ts-node ou TypeScript, fique à vontade para perguntar!</text:span></text:span></text:p>
      <text:p text:style-name="Text_20_body"><text:span text:style-name="Strong_20_Emphasis"><text:span text:style-name="T7">Gostaria de explorar algum tópico específico, como:</text:span></text:span></text:p>
      <text:list text:style-name="L20">
        <text:list-item>
          <text:p text:style-name="P88"><text:span text:style-name="Strong_20_Emphasis"><text:span text:style-name="T7">Configuração do tsconfig.json</text:span></text:span><text:span text:style-name="T7"> </text:span></text:p>
        </text:list-item>
        <text:list-item>
          <text:p text:style-name="P88"><text:span text:style-name="Strong_20_Emphasis"><text:span text:style-name="T7">Integração com frameworks como Express ou NestJS</text:span></text:span><text:span text:style-name="T7"> </text:span></text:p>
        </text:list-item>
        <text:list-item>
          <text:p text:style-name="P88"><text:span text:style-name="Strong_20_Emphasis"><text:span text:style-name="T7">Comparação com outras ferramentas como sucrase ou esbuild</text:span></text:span><text:span text:style-name="T7"> </text:span></text:p>
        </text:list-item>
        <text:list-item>
          <text:p text:style-name="P87"><text:span text:style-name="Strong_20_Emphasis"><text:span text:style-name="T7">Melhores práticas para desenvolvimento com TypeScript</text:span></text:span></text:p>
        </text:list-item>
      </text:list>
      <text:p text:style-name="Text_20_body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18">5. <text:s/></text:span></text:span><text:span text:style-name="Strong_20_Emphasis"><text:span text:style-name="T17">Executando TypeScript Diretamente no Navegador: Um Guia Completo.</text:span></text:span></text:p>
      <text:p text:style-name="P10"><text:span text:style-name="Strong_20_Emphasis"><text:span text:style-name="T34"/></text:span></text:p>
      <text:p text:style-name="P10"><text:span text:style-name="Strong_20_Emphasis"><text:span text:style-name="T7">Passos para Executar TypeScript no Navegador</text:span></text:span></text:p>
      <text:p text:style-name="P9"><text:span text:style-name="Strong_20_Emphasis"><text:span text:style-name="T7">1. Escrever o Código TypeScript:</text:span></text:span></text:p>
      <text:list text:style-name="L21">
        <text:list-item>
          <text:p text:style-name="P89"><text:span text:style-name="T7">Crie um arquivo com extensão </text:span><text:span text:style-name="Source_20_Text"><text:span text:style-name="T7">.ts</text:span></text:span><text:span text:style-name="T7"> (por exemplo, </text:span><text:span text:style-name="Source_20_Text"><text:span text:style-name="T7">app.ts</text:span></text:span><text:span text:style-name="T7">). </text:span></text:p>
        </text:list-item>
        <text:list-item>
          <text:p text:style-name="P53">Escreva seu código TypeScript normalmente, utilizando os recursos da linguagem. </text:p>
        </text:list-item>
      </text:list>
      <text:p text:style-name="P9"><text:span text:style-name="Strong_20_Emphasis"><text:span text:style-name="T7">2. Transpilar para JavaScript:</text:span></text:span></text:p>
      <text:list text:style-name="L22">
        <text:list-item>
          <text:p text:style-name="P90"><text:span text:style-name="Strong_20_Emphasis"><text:span text:style-name="T7">Usando o tsc:</text:span></text:span><text:span text:style-name="T7"> </text:span></text:p>
          <text:p text:style-name="P54">Bash</text:p>
          <text:p text:style-name="P32"><text:span text:style-name="Source_20_Text"><text:span text:style-name="T7">tsc app.ts</text:span></text:span></text:p>
          <text:p text:style-name="P32"><text:span text:style-name="T7">Isso criará um arquivo JavaScript com o mesmo nome (por exemplo, </text:span><text:span text:style-name="Source_20_Text"><text:span text:style-name="T7">app.js</text:span></text:span><text:span text:style-name="T7">). </text:span></text:p>
        </text:list-item>
        <text:list-item>
          <text:p text:style-name="P91"><text:soft-page-break/><text:span text:style-name="Strong_20_Emphasis"><text:span text:style-name="T7">Usando ferramentas de build:</text:span></text:span><text:span text:style-name="T7"> Configure um arquivo </text:span><text:span text:style-name="Source_20_Text"><text:span text:style-name="T7">tsconfig.json</text:span></text:span><text:span text:style-name="T7"> para definir as opções de compilação e use uma ferramenta como webpack ou parcel para criar um bundle JavaScript. </text:span></text:p>
        </text:list-item>
      </text:list>
      <text:p text:style-name="P9"><text:span text:style-name="Strong_20_Emphasis"><text:span text:style-name="T7">3. Incluir o JavaScript no HTML:</text:span></text:span></text:p>
      <text:list text:style-name="L23">
        <text:list-item>
          <text:p text:style-name="P92"><text:span text:style-name="T7">Crie um arquivo HTML (por exemplo, </text:span><text:span text:style-name="Source_20_Text"><text:span text:style-name="T7">index.html</text:span></text:span><text:span text:style-name="T7">). </text:span></text:p>
        </text:list-item>
        <text:list-item>
          <text:p text:style-name="P93"><text:span text:style-name="T7">Inclua uma tag </text:span><text:span text:style-name="Source_20_Text"><text:span text:style-name="T7">&lt;script&gt;</text:span></text:span><text:span text:style-name="T7"> para referenciar o arquivo JavaScript gerado. </text:span></text:p>
        </text:list-item>
      </text:list>
      <text:p text:style-name="P22">HTML</text:p>
      <text:p text:style-name="P8"><text:span text:style-name="Source_20_Text"><text:span text:style-name="T7">&lt;!DOCTYPE html&gt;</text:span></text:span></text:p>
      <text:p text:style-name="P8"><text:span text:style-name="Source_20_Text"><text:span text:style-name="T7">&lt;html&gt;</text:span></text:span></text:p>
      <text:p text:style-name="P8"><text:span text:style-name="Source_20_Text"><text:span text:style-name="T7"><text:tab/>&lt;head&gt;</text:span></text:span></text:p>
      <text:p text:style-name="P8"><text:span text:style-name="Source_20_Text"><text:span text:style-name="T7"><text:tab/><text:tab/> <text:s/>&lt;title&gt;Meu Aplicativo TypeScript&lt;/title&gt;</text:span></text:span></text:p>
      <text:p text:style-name="P8"><text:span text:style-name="Source_20_Text"><text:span text:style-name="T7"><text:tab/>&lt;/head&gt;</text:span></text:span></text:p>
      <text:p text:style-name="P8"><text:span text:style-name="Source_20_Text"><text:span text:style-name="T7"><text:tab/>&lt;body&gt;</text:span></text:span></text:p>
      <text:p text:style-name="P8"><text:span text:style-name="Source_20_Text"><text:span text:style-name="T7"><text:tab/> <text:tab/> &lt;script src="app.js"&gt;&lt;/script&gt;</text:span></text:span></text:p>
      <text:p text:style-name="P8"><text:span text:style-name="Source_20_Text"><text:span text:style-name="T7"><text:tab/>&lt;/body&gt;</text:span></text:span></text:p>
      <text:p text:style-name="P3"><text:span text:style-name="Source_20_Text"><text:span text:style-name="T7">&lt;/html&gt;</text:span></text:span></text:p>
      <text:p text:style-name="P9"><text:span text:style-name="T7">Use o código </text:span><text:a xlink:type="simple" xlink:href="../../../../faq%23coding" office:target-frame-name="_blank" xlink:show="new" text:style-name="Internet_20_link" text:visited-style-name="Visited_20_Internet_20_Link"><text:span text:style-name="T7">com cuidado</text:span></text:a><text:span text:style-name="T7">.</text:span></text:p>
      <text:p text:style-name="P9"><text:span text:style-name="Strong_20_Emphasis"><text:span text:style-name="T7">4. Abrir o HTML no Navegador:</text:span></text:span></text:p>
      <text:list text:style-name="L24">
        <text:list-item>
          <text:p text:style-name="P55">Abra o arquivo HTML em seu navegador. O código JavaScript será executado e você verá o resultado. </text:p>
        </text:list-item>
      </text:list>
      <text:h text:style-name="P19" text:outline-level="3">Exemplo Prático</text:h>
      <text:p text:style-name="P22">TypeScript:</text:p>
      <text:p text:style-name="P8"><text:span text:style-name="Source_20_Text"><text:span text:style-name="T7">// app.ts</text:span></text:span></text:p>
      <text:p text:style-name="P8"><text:span text:style-name="Source_20_Text"><text:span text:style-name="T7">let message: string = "Hello, TypeScript!";</text:span></text:span></text:p>
      <text:p text:style-name="P3"><text:span text:style-name="Source_20_Text"><text:span text:style-name="T7">console.log(message);</text:span></text:span></text:p>
      <text:p text:style-name="P11"><text:span text:style-name="T7">Use o código </text:span><text:a xlink:type="simple" xlink:href="../../../../faq%23coding" office:target-frame-name="_blank" xlink:show="new" text:style-name="Internet_20_link" text:visited-style-name="Visited_20_Internet_20_Link"><text:span text:style-name="T7">com cuidado</text:span></text:a><text:span text:style-name="T7">.</text:span></text:p>
      <text:p text:style-name="P22">HTML:</text:p>
      <text:p text:style-name="P8"><text:span text:style-name="Source_20_Text"><text:span text:style-name="T7">&lt;!DOCTYPE html&gt;</text:span></text:span></text:p>
      <text:p text:style-name="P8"><text:span text:style-name="Source_20_Text"><text:span text:style-name="T7"/></text:span></text:p>
      <text:p text:style-name="P8"><text:span text:style-name="Source_20_Text"><text:span text:style-name="T7">&lt;html&gt;</text:span></text:span></text:p>
      <text:p text:style-name="P8"><text:span text:style-name="Source_20_Text"><text:span text:style-name="T7"><text:tab/>&lt;head&gt;</text:span></text:span></text:p>
      <text:p text:style-name="P8"><text:span text:style-name="Source_20_Text"><text:span text:style-name="T7"><text:s text:c="2"/><text:tab/><text:tab/>&lt;title&gt;Meu Aplicativo TypeScript&lt;/title&gt;</text:span></text:span></text:p>
      <text:p text:style-name="P8"><text:span text:style-name="Source_20_Text"><text:span text:style-name="T7"><text:tab/>&lt;/head&gt;</text:span></text:span></text:p>
      <text:p text:style-name="P8"><text:span text:style-name="Source_20_Text"><text:span text:style-name="T7"><text:tab/>&lt;body&gt;</text:span></text:span></text:p>
      <text:p text:style-name="P8"><text:span text:style-name="Source_20_Text"><text:span text:style-name="T7"><text:tab/><text:tab/>&lt;script src="app.js"&gt;&lt;/script&gt;</text:span></text:span></text:p>
      <text:p text:style-name="P8"><text:span text:style-name="Source_20_Text"><text:span text:style-name="T7"><text:tab/>&lt;/body&gt;</text:span></text:span></text:p>
      <text:p text:style-name="P3"><text:span text:style-name="Source_20_Text"><text:span text:style-name="T7">&lt;/html&gt;</text:span></text:span></text:p>
      <text:p text:style-name="P9"><text:span text:style-name="T7">Use o código </text:span><text:a xlink:type="simple" xlink:href="../../../../faq%23coding" office:target-frame-name="_blank" xlink:show="new" text:style-name="Internet_20_link" text:visited-style-name="Visited_20_Internet_20_Link"><text:span text:style-name="T7">com cuidado</text:span></text:a><text:span text:style-name="T7">.</text:span></text:p>
      <text:p text:style-name="P9"><text:span text:style-name="Strong_20_Emphasis"><text:span text:style-name="T7">Após transpilar </text:span></text:span><text:span text:style-name="Strong_20_Emphasis"><text:span text:style-name="Source_20_Text"><text:span text:style-name="T7">app.ts</text:span></text:span></text:span><text:span text:style-name="Strong_20_Emphasis"><text:span text:style-name="T7"> para </text:span></text:span><text:span text:style-name="Strong_20_Emphasis"><text:span text:style-name="Source_20_Text"><text:span text:style-name="T7">app.js</text:span></text:span></text:span><text:span text:style-name="Strong_20_Emphasis"><text:span text:style-name="T7"> e abrir </text:span></text:span><text:span text:style-name="Strong_20_Emphasis"><text:span text:style-name="Source_20_Text"><text:span text:style-name="T7">index.html</text:span></text:span></text:span><text:span text:style-name="Strong_20_Emphasis"><text:span text:style-name="T7"> no navegador, você verá a mensagem "Hello, TypeScript!" no console do navegador.</text:span></text:span></text:p>
      <text:h text:style-name="P19" text:outline-level="3"><text:soft-page-break/>Considerações Adicionais</text:h>
      <text:list text:style-name="L25">
        <text:list-item>
          <text:p text:style-name="P94"><text:span text:style-name="Strong_20_Emphasis"><text:span text:style-name="T7">Módulos:</text:span></text:span><text:span text:style-name="T7"> Para projetos maiores, é comum utilizar módulos. Ferramentas como webpack ou parcel ajudam a gerenciar dependências e criar bundles otimizados. </text:span></text:p>
        </text:list-item>
        <text:list-item>
          <text:p text:style-name="P94"><text:span text:style-name="Strong_20_Emphasis"><text:span text:style-name="T7">Frameworks:</text:span></text:span><text:span text:style-name="T7"> Frameworks como Angular, React e Vue.js oferecem integração com TypeScript e facilitam o desenvolvimento de aplicações web complexas. </text:span></text:p>
        </text:list-item>
        <text:list-item>
          <text:p text:style-name="P94"><text:span text:style-name="Strong_20_Emphasis"><text:span text:style-name="T7">TypeScript Playground:</text:span></text:span><text:span text:style-name="T7"> Uma ótima opção para experimentar o TypeScript rapidamente, mas com limitações para projetos maiores. </text:span></text:p>
        </text:list-item>
        <text:list-item>
          <text:p text:style-name="P95"><text:span text:style-name="Strong_20_Emphasis"><text:span text:style-name="T7">Babel:</text:span></text:span><text:span text:style-name="T7"> Pode ser usado para transpilar TypeScript diretamente para JavaScript, mas a configuração pode ser mais complexa. </text:span></text:p>
        </text:list-item>
      </text:list>
      <text:p text:style-name="P9"><text:span text:style-name="Strong_20_Emphasis"><text:span text:style-name="T7">Qual a sua necessidade específica?</text:span></text:span></text:p>
      <text:p text:style-name="P20">Para te ajudar melhor, por favor, forneça mais detalhes sobre o que você deseja fazer:</text:p>
      <text:list text:style-name="L26">
        <text:list-item>
          <text:p text:style-name="P96"><text:span text:style-name="Strong_20_Emphasis"><text:span text:style-name="T7">Qual o tamanho do seu projeto?</text:span></text:span><text:span text:style-name="T7"> </text:span></text:p>
        </text:list-item>
        <text:list-item>
          <text:p text:style-name="P96"><text:span text:style-name="Strong_20_Emphasis"><text:span text:style-name="T7">Quais frameworks ou bibliotecas você está usando?</text:span></text:span><text:span text:style-name="T7"> </text:span></text:p>
        </text:list-item>
        <text:list-item>
          <text:p text:style-name="P97"><text:span text:style-name="Strong_20_Emphasis"><text:span text:style-name="T7">Quais são seus objetivos com o TypeScript?</text:span></text:span><text:span text:style-name="T7"> </text:span></text:p>
        </text:list-item>
      </text:list>
      <text:p text:style-name="P20">Com mais informações, posso te dar instruções mais personalizadas.</text:p>
      <text:p text:style-name="P9"><text:span text:style-name="Strong_20_Emphasis"><text:span text:style-name="T7">Possíveis cenários:</text:span></text:span></text:p>
      <text:list text:style-name="L27">
        <text:list-item>
          <text:p text:style-name="P98"><text:span text:style-name="Strong_20_Emphasis"><text:span text:style-name="T7">Criar um pequeno aplicativo web:</text:span></text:span><text:span text:style-name="T7"> O processo descrito acima é suficiente. </text:span></text:p>
        </text:list-item>
        <text:list-item>
          <text:p text:style-name="P98"><text:span text:style-name="Strong_20_Emphasis"><text:span text:style-name="T7">Desenvolver uma aplicação grande:</text:span></text:span><text:span text:style-name="T7"> Recomenda-se usar uma ferramenta de build como webpack ou parcel e um framework como Angular ou React. </text:span></text:p>
        </text:list-item>
        <text:list-item>
          <text:p text:style-name="P98"><text:span text:style-name="Strong_20_Emphasis"><text:span text:style-name="T7">Experimentar o TypeScript:</text:span></text:span><text:span text:style-name="T7"> O TypeScript Playground é uma boa opção. </text:span></text:p>
        </text:list-item>
        <text:list-item>
          <text:p text:style-name="P99"><text:span text:style-name="Strong_20_Emphasis"><text:span text:style-name="T7">Executar código TypeScript diretamente no console do navegador:</text:span></text:span><text:span text:style-name="T7"> Isso pode ser feito usando o TypeScript Playground ou ferramentas de desenvolvimento do navegador. </text:span></text:p>
        </text:list-item>
      </text:list>
      <text:p text:style-name="P9"><text:span text:style-name="Strong_20_Emphasis"><text:span text:style-name="T7">Lembre-se:</text:span></text:span><text:span text:style-name="T7"> A escolha da ferramenta e do processo depende muito do seu projeto e das suas preferências.</text:span></text:p>
      <text:p text:style-name="P10"><text:span text:style-name="Strong_20_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5:08:23.403819999</meta:creation-date>
    <dc:date>2024-11-06T14:43:15.936775690</dc:date>
    <meta:editing-duration>PT5H29M8S</meta:editing-duration>
    <meta:editing-cycles>16</meta:editing-cycles>
    <meta:generator>LibreOffice/24.2.6.2$Linux_X86_64 LibreOffice_project/420$Build-2</meta:generator>
    <meta:document-statistic meta:table-count="0" meta:image-count="0" meta:object-count="0" meta:page-count="12" meta:paragraph-count="287" meta:word-count="2518" meta:character-count="16556" meta:non-whitespace-character-count="14257"/>
  </office:meta>
</office:document-meta>
</file>